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507" officeooo:paragraph-rsid="0018b507"/>
    </style:style>
    <style:style style:name="P2" style:family="paragraph" style:parent-style-name="Standard" style:list-style-name="L1">
      <style:text-properties officeooo:rsid="0018b507" officeooo:paragraph-rsid="0018b507"/>
    </style:style>
    <style:style style:name="P3" style:family="paragraph" style:parent-style-name="Standard">
      <style:text-properties officeooo:rsid="001973cf" officeooo:paragraph-rsid="001973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s Lite – The Humbler Version</text:p>
      <text:p text:style-name="P1"/>
      <text:p text:style-name="P1">A Simple calculator operations:</text:p>
      <text:list xml:id="list1365966979" text:style-name="L1">
        <text:list-item>
          <text:p text:style-name="P2">add destination register int int</text:p>
        </text:list-item>
        <text:list-item>
          <text:p text:style-name="P2">addr destination register source register target register</text:p>
        </text:list-item>
        <text:list-item>
          <text:p text:style-name="P2">load destination register int</text:p>
        </text:list-item>
        <text:list-item>
          <text:p text:style-name="P2">loadr destination register source register</text:p>
        </text:list-item>
        <text:list-item>
          <text:p text:style-name="P2">stor destination register int</text:p>
        </text:list-item>
        <text:list-item>
          <text:p text:style-name="P2">storr destination register source registers</text:p>
        </text:list-item>
        <text:list-item>
          <text:p text:style-name="P2">loadm destination register address</text:p>
        </text:list-item>
        <text:list-item>
          <text:p text:style-name="P2">loadb destination register binary string</text:p>
        </text:list-item>
        <text:list-item>
          <text:p text:style-name="P2">sub destination register int int</text:p>
        </text:list-item>
        <text:list-item>
          <text:p text:style-name="P2">subr destination register source register target register</text:p>
        </text:list-item>
        <text:list-item>
          <text:p text:style-name="P2">bounce int (pc counter to bounce to)</text:p>
        </text:list-item>
      </text:list>
      <text:p text:style-name="P1"/>
      <text:p text:style-name="P1"/>
      <text:p text:style-name="P3">Mars Lite Source Code</text:p>
      <text:p text:style-name="P1"/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hw2;</text:p>
      <text:p text:style-name="P1"/>
      <text:p text:style-name="P1">import hw2.Operands.Instruction;</text:p>
      <text:p text:style-name="P1">import java.util.ArrayList;</text:p>
      <text:p text:style-name="P1">import javax.swing.JTable;</text:p>
      <text:p text:style-name="P1">import javax.swing.event.TableModelListener;</text:p>
      <text:p text:style-name="P1">import javax.swing.table.DefaultTableCellRenderer;</text:p>
      <text:p text:style-name="P1">import javax.swing.table.TableModel;</text:p>
      <text:p text:style-name="P1">import sun.swing.table.DefaultTableCellHeaderRenderer;</text:p>
      <text:p text:style-name="P1"/>
      <text:p text:style-name="P1">/**</text:p>
      <text:p text:style-name="P1"><text:s/>*</text:p>
      <text:p text:style-name="P1"><text:s/>* @author cahn</text:p>
      <text:p text:style-name="P1"><text:s/>*/</text:p>
      <text:p text:style-name="P1">public class MainDisplay extends javax.swing.JFrame {</text:p>
      <text:p text:style-name="P1"/>
      <text:p text:style-name="P1"><text:s text:c="4"/>private String instructionRaw = new String();</text:p>
      <text:p text:style-name="P1"><text:s text:c="4"/>private String[] instructionLines = new String[300];</text:p>
      <text:p text:style-name="P1"><text:s text:c="4"/>private final ArrayList&lt;Instruction&gt; instructions = new ArrayList&lt;&gt;();</text:p>
      <text:p text:style-name="P1"><text:s text:c="4"/>private int instructionIndex;</text:p>
      <text:p text:style-name="P1"><text:s text:c="4"/>public static final int REGISTER_TABLE_VALUE = 2;</text:p>
      <text:p text:style-name="P1"><text:s text:c="4"/>public static final int MEMORY_TABLE_VALUE = 1;</text:p>
      <text:p text:style-name="P1"><text:s text:c="4"/>private final String[][] memoryModelTable = new String[128][9];</text:p>
      <text:p text:style-name="P1"><text:s text:c="4"/>private final TableModel memoryModel;</text:p>
      <text:p text:style-name="P1"><text:s text:c="4"/>public final static String[] REGISTER_NAMES</text:p>
      <text:p text:style-name="P1"><text:soft-page-break/><text:s text:c="12"/>= {"$zero", "$at", "$v0", "$v1",</text:p>
      <text:p text:style-name="P1"><text:s text:c="16"/>"$a0", "$a1", "$a2", "$a3", "$t0",</text:p>
      <text:p text:style-name="P1"><text:s text:c="16"/>"$t1", "$t2", "$t3", "$t4", "$t5",</text:p>
      <text:p text:style-name="P1"><text:s text:c="16"/>"$t6", "$t7", "$s0", "$s1", "$s2",</text:p>
      <text:p text:style-name="P1"><text:s text:c="16"/>"$s3", "$s4", "$s5", "$s6",</text:p>
      <text:p text:style-name="P1"><text:s text:c="16"/>"$k0", "$k1", "$gp", "$sp",</text:p>
      <text:p text:style-name="P1"><text:s text:c="16"/>"$fp", "$ra", "pc", "hi", "lo"};</text:p>
      <text:p text:style-name="P1"><text:s text:c="4"/>public final static String[] REGISTER_VALUES = new String[REGISTER_NAMES.length];</text:p>
      <text:p text:style-name="P1"/>
      <text:p text:style-name="P1"><text:s text:c="4"/>public final int EditPage = 0;</text:p>
      <text:p text:style-name="P1"><text:s text:c="4"/>public final int OpcodePage = 1;</text:p>
      <text:p text:style-name="P1"/>
      <text:p text:style-name="P1"><text:s text:c="4"/>/**</text:p>
      <text:p text:style-name="P1"><text:s text:c="5"/>* Creates new form MainDisplay</text:p>
      <text:p text:style-name="P1"><text:s text:c="5"/>*/</text:p>
      <text:p text:style-name="P1"><text:s text:c="4"/>public MainDisplay() {</text:p>
      <text:p text:style-name="P1"><text:s text:c="8"/>memoryModel = CreateMemoryModel();</text:p>
      <text:p text:style-name="P1"><text:s text:c="8"/>initComponents();</text:p>
      <text:p text:style-name="P1"><text:s text:c="8"/>initModels();</text:p>
      <text:p text:style-name="P1"><text:s text:c="8"/>stepOneButton.setEnabled(false);</text:p>
      <text:p text:style-name="P1"><text:s text:c="8"/>runButton.setEnabled(false);</text:p>
      <text:p text:style-name="P1"/>
      <text:p text:style-name="P1"><text:s text:c="8"/>for (int i = 0; i &lt; REGISTER_VALUES.length; i++) {</text:p>
      <text:p text:style-name="P1"><text:s text:c="12"/>REGISTER_VALUES[i] = Integer.toBinaryString(i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This method is called from within the constructor to initialize the form.</text:p>
      <text:p text:style-name="P1"><text:s text:c="5"/>* WARNING: Do NOT modify this code. The content of this method is always</text:p>
      <text:p text:style-name="P1"><text:s text:c="5"/>* regenerated by the Form Editor.</text:p>
      <text:p text:style-name="P1"><text:s text:c="5"/>*/</text:p>
      <text:p text:style-name="P1"><text:s text:c="4"/>@SuppressWarnings("unchecked")</text:p>
      <text:p text:style-name="P1"><text:s text:c="4"/>// &lt;editor-fold defaultstate="collapsed" desc="Generated Code"&gt; <text:s text:c="25"/></text:p>
      <text:p text:style-name="P1"><text:s text:c="4"/>private void initComponents() {</text:p>
      <text:p text:style-name="P1"/>
      <text:p text:style-name="P1"><text:s text:c="8"/>compileButton = new javax.swing.JButton();</text:p>
      <text:p text:style-name="P1"><text:s text:c="8"/>stepOneButton = new javax.swing.JButton();</text:p>
      <text:p text:style-name="P1"><text:s text:c="8"/>runButton = new javax.swing.JButton();</text:p>
      <text:p text:style-name="P1"><text:s text:c="8"/>clearButton = new javax.swing.JButton();</text:p>
      <text:p text:style-name="P1"><text:s text:c="8"/>jTabbedPane2 = new javax.swing.JTabbedPane();</text:p>
      <text:p text:style-name="P1"><text:s text:c="8"/>jScrollPane1 = new javax.swing.JScrollPane();</text:p>
      <text:p text:style-name="P1"><text:s text:c="8"/>textEditor = new javax.swing.JTextArea();</text:p>
      <text:p text:style-name="P1"><text:s text:c="8"/>jPanel1 = new javax.swing.JPanel();</text:p>
      <text:p text:style-name="P1"><text:s text:c="8"/>jScrollPane4 = new javax.swing.JScrollPane();</text:p>
      <text:p text:style-name="P1"><text:s text:c="8"/>codeModel = new javax.swing.JTable();</text:p>
      <text:p text:style-name="P1"><text:s text:c="8"/>jScrollPane3 = new javax.swing.JScrollPane();</text:p>
      <text:p text:style-name="P1"><text:s text:c="8"/>memoryTable = new javax.swing.JTable();</text:p>
      <text:p text:style-name="P1"><text:s text:c="8"/>jScrollPane5 = new javax.swing.JScrollPane();</text:p>
      <text:p text:style-name="P1"><text:soft-page-break/><text:s text:c="8"/>registerBuffer = new javax.swing.JTable();</text:p>
      <text:p text:style-name="P1"/>
      <text:p text:style-name="P1"><text:s text:c="8"/>setDefaultCloseOperation(javax.swing.WindowConstants.EXIT_ON_CLOSE);</text:p>
      <text:p text:style-name="P1"/>
      <text:p text:style-name="P1"><text:s text:c="8"/>compileButton.setText("Compile");</text:p>
      <text:p text:style-name="P1"><text:s text:c="8"/>compileButton.addActionListener(new java.awt.event.ActionListener() {</text:p>
      <text:p text:style-name="P1"><text:s text:c="12"/>public void actionPerformed(java.awt.event.ActionEvent evt) {</text:p>
      <text:p text:style-name="P1"><text:s text:c="16"/>compileButtonActionPerformed(evt);</text:p>
      <text:p text:style-name="P1"><text:s text:c="12"/>}</text:p>
      <text:p text:style-name="P1"><text:s text:c="8"/>});</text:p>
      <text:p text:style-name="P1"/>
      <text:p text:style-name="P1"><text:s text:c="8"/>stepOneButton.setText("Step One");</text:p>
      <text:p text:style-name="P1"><text:s text:c="8"/>stepOneButton.addMouseListener(new java.awt.event.MouseAdapter() {</text:p>
      <text:p text:style-name="P1"><text:s text:c="12"/>public void mouseClicked(java.awt.event.MouseEvent evt) {</text:p>
      <text:p text:style-name="P1"><text:s text:c="16"/>stepOneButtonMouseClicked(evt);</text:p>
      <text:p text:style-name="P1"><text:s text:c="12"/>}</text:p>
      <text:p text:style-name="P1"><text:s text:c="8"/>});</text:p>
      <text:p text:style-name="P1"><text:s text:c="8"/>stepOneButton.addActionListener(new java.awt.event.ActionListener() {</text:p>
      <text:p text:style-name="P1"><text:s text:c="12"/>public void actionPerformed(java.awt.event.ActionEvent evt) {</text:p>
      <text:p text:style-name="P1"><text:s text:c="16"/>stepOneButtonActionPerformed(evt);</text:p>
      <text:p text:style-name="P1"><text:s text:c="12"/>}</text:p>
      <text:p text:style-name="P1"><text:s text:c="8"/>});</text:p>
      <text:p text:style-name="P1"/>
      <text:p text:style-name="P1"><text:s text:c="8"/>runButton.setText("Run");</text:p>
      <text:p text:style-name="P1"><text:s text:c="8"/>runButton.addActionListener(new java.awt.event.ActionListener() {</text:p>
      <text:p text:style-name="P1"><text:s text:c="12"/>public void actionPerformed(java.awt.event.ActionEvent evt) {</text:p>
      <text:p text:style-name="P1"><text:s text:c="16"/>runButtonActionPerformed(evt);</text:p>
      <text:p text:style-name="P1"><text:s text:c="12"/>}</text:p>
      <text:p text:style-name="P1"><text:s text:c="8"/>});</text:p>
      <text:p text:style-name="P1"/>
      <text:p text:style-name="P1"><text:s text:c="8"/>clearButton.setText("Clear");</text:p>
      <text:p text:style-name="P1"><text:s text:c="8"/>clearButton.addActionListener(new java.awt.event.ActionListener() {</text:p>
      <text:p text:style-name="P1"><text:s text:c="12"/>public void actionPerformed(java.awt.event.ActionEvent evt) {</text:p>
      <text:p text:style-name="P1"><text:s text:c="16"/>clearButtonActionPerformed(evt);</text:p>
      <text:p text:style-name="P1"><text:s text:c="12"/>}</text:p>
      <text:p text:style-name="P1"><text:s text:c="8"/>});</text:p>
      <text:p text:style-name="P1"/>
      <text:p text:style-name="P1"><text:s text:c="8"/>textEditor.setColumns(20);</text:p>
      <text:p text:style-name="P1"><text:s text:c="8"/>textEditor.setRows(5);</text:p>
      <text:p text:style-name="P1"><text:s text:c="8"/>textEditor.setText("add $v1 1 9\nadd $t0 0 16\naddr $a0 $v1 $t0\nsubr $a1 $v1 $t0\nstorr $v1 0($t0)");</text:p>
      <text:p text:style-name="P1"><text:s text:c="8"/>textEditor.addKeyListener(new java.awt.event.KeyAdapter() {</text:p>
      <text:p text:style-name="P1"><text:s text:c="12"/>public void keyTyped(java.awt.event.KeyEvent evt) {</text:p>
      <text:p text:style-name="P1"><text:s text:c="16"/>textEditorKeyTyped(evt);</text:p>
      <text:p text:style-name="P1"><text:s text:c="12"/>}</text:p>
      <text:p text:style-name="P1"><text:s text:c="8"/>});</text:p>
      <text:p text:style-name="P1"><text:s text:c="8"/>jScrollPane1.setViewportView(textEditor);</text:p>
      <text:p text:style-name="P1"/>
      <text:p text:style-name="P1"><text:s text:c="8"/>jTabbedPane2.addTab("Edit", jScrollPane1);</text:p>
      <text:p text:style-name="P1"><text:soft-page-break/></text:p>
      <text:p text:style-name="P1"><text:s text:c="8"/>jPanel1.setLayout(new org.netbeans.lib.awtextra.AbsoluteLayout());</text:p>
      <text:p text:style-name="P1"/>
      <text:p text:style-name="P1"><text:s text:c="8"/>codeModel.setModel(new javax.swing.table.DefaultTableModel(</text:p>
      <text:p text:style-name="P1"><text:s text:c="12"/>new Object [][] {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oft-page-break/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,</text:p>
      <text:p text:style-name="P1"><text:s text:c="16"/>{null}</text:p>
      <text:p text:style-name="P1"><text:s text:c="12"/>},</text:p>
      <text:p text:style-name="P1"><text:s text:c="12"/>new String [] {</text:p>
      <text:p text:style-name="P1"><text:s text:c="16"/>"Instructions"</text:p>
      <text:p text:style-name="P1"><text:s text:c="12"/>}</text:p>
      <text:p text:style-name="P1"><text:s text:c="8"/>) {</text:p>
      <text:p text:style-name="P1"><text:s text:c="12"/>boolean[] canEdit = new boolean [] {</text:p>
      <text:p text:style-name="P1"><text:s text:c="16"/>false</text:p>
      <text:p text:style-name="P1"><text:s text:c="12"/>};</text:p>
      <text:p text:style-name="P1"/>
      <text:p text:style-name="P1"><text:s text:c="12"/>public boolean isCellEditable(int rowIndex, int columnIndex) {</text:p>
      <text:p text:style-name="P1"><text:s text:c="16"/>return canEdit [columnIndex];</text:p>
      <text:p text:style-name="P1"><text:s text:c="12"/>}</text:p>
      <text:p text:style-name="P1"><text:s text:c="8"/>});</text:p>
      <text:p text:style-name="P1"><text:s text:c="8"/>jScrollPane4.setViewportView(codeModel);</text:p>
      <text:p text:style-name="P1"><text:s text:c="8"/>if (codeModel.getColumnModel().getColumnCount() &gt; 0) {</text:p>
      <text:p text:style-name="P1"><text:s text:c="12"/>codeModel.getColumnModel().getColumn(0).setResizable(false);</text:p>
      <text:p text:style-name="P1"><text:s text:c="8"/>}</text:p>
      <text:p text:style-name="P1"/>
      <text:p text:style-name="P1"><text:s text:c="8"/>jPanel1.add(jScrollPane4, new org.netbeans.lib.awtextra.AbsoluteConstraints(0, 0, 740, 280));</text:p>
      <text:p text:style-name="P1"/>
      <text:p text:style-name="P1"><text:s text:c="8"/>memoryTable.setModel(memoryModel);</text:p>
      <text:p text:style-name="P1"><text:s text:c="8"/>jScrollPane3.setViewportView(memoryTable);</text:p>
      <text:p text:style-name="P1"/>
      <text:p text:style-name="P1"><text:s text:c="8"/>jPanel1.add(jScrollPane3, new org.netbeans.lib.awtextra.AbsoluteConstraints(0, 320, 740, 290));</text:p>
      <text:p text:style-name="P1"/>
      <text:p text:style-name="P1"><text:s text:c="8"/>jTabbedPane2.addTab("Execute", jPanel1);</text:p>
      <text:p text:style-name="P1"/>
      <text:p text:style-name="P1"><text:s text:c="8"/>registerBuffer.setModel(new javax.swing.table.DefaultTableModel(</text:p>
      <text:p text:style-name="P1"><text:s text:c="12"/>new Object [][] {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oft-page-break/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,</text:p>
      <text:p text:style-name="P1"><text:s text:c="16"/>{null, null, null}</text:p>
      <text:p text:style-name="P1"><text:s text:c="12"/>},</text:p>
      <text:p text:style-name="P1"><text:s text:c="12"/>new String [] {</text:p>
      <text:p text:style-name="P1"><text:s text:c="16"/>"Name", "Number", "Value"</text:p>
      <text:p text:style-name="P1"><text:s text:c="12"/>}</text:p>
      <text:p text:style-name="P1"><text:s text:c="8"/>) {</text:p>
      <text:p text:style-name="P1"><text:s text:c="12"/>boolean[] canEdit = new boolean [] {</text:p>
      <text:p text:style-name="P1"><text:s text:c="16"/>false, true, false</text:p>
      <text:p text:style-name="P1"><text:s text:c="12"/>};</text:p>
      <text:p text:style-name="P1"/>
      <text:p text:style-name="P1"><text:s text:c="12"/>public boolean isCellEditable(int rowIndex, int columnIndex) {</text:p>
      <text:p text:style-name="P1"><text:s text:c="16"/>return canEdit [columnIndex];</text:p>
      <text:p text:style-name="P1"><text:s text:c="12"/>}</text:p>
      <text:p text:style-name="P1"><text:s text:c="8"/>});</text:p>
      <text:p text:style-name="P1"><text:s text:c="8"/>registerBuffer.getTableHeader().setReorderingAllowed(false);</text:p>
      <text:p text:style-name="P1"><text:s text:c="8"/>jScrollPane5.setViewportView(registerBuffer);</text:p>
      <text:p text:style-name="P1"><text:s text:c="8"/>if (registerBuffer.getColumnModel().getColumnCount() &gt; 0) {</text:p>
      <text:p text:style-name="P1"><text:s text:c="12"/>registerBuffer.getColumnModel().getColumn(0).setResizable(false);</text:p>
      <text:p text:style-name="P1"><text:s text:c="12"/>registerBuffer.getColumnModel().getColumn(1).setResizable(false);</text:p>
      <text:p text:style-name="P1"><text:s text:c="12"/>registerBuffer.getColumnModel().getColumn(2).setResizable(false);</text:p>
      <text:p text:style-name="P1"><text:s text:c="8"/>}</text:p>
      <text:p text:style-name="P1"/>
      <text:p text:style-name="P1"><text:s text:c="8"/>javax.swing.GroupLayout layout = new javax.swing.GroupLayout(getContentPane());</text:p>
      <text:p text:style-name="P1"><text:s text:c="8"/>getContentPane().setLayout(layout);</text:p>
      <text:p text:style-name="P1"><text:s text:c="8"/>layout.setHorizontalGroup(</text:p>
      <text:p text:style-name="P1"><text:s text:c="12"/>layout.createParallelGroup(javax.swing.GroupLayout.Alignment.LEADING)</text:p>
      <text:p text:style-name="P1"><text:s text:c="12"/>.addGroup(layout.createSequentialGroup()</text:p>
      <text:p text:style-name="P1"><text:s text:c="16"/>.addContainerGap()</text:p>
      <text:p text:style-name="P1"><text:s text:c="16"/>.addComponent(jTabbedPane2, javax.swing.GroupLayout.PREFERRED_SIZE, 742, javax.swing.GroupLayout.PREFERRED_SIZE)</text:p>
      <text:p text:style-name="P1"><text:s text:c="16"/>.addGap(14, 14, 14)</text:p>
      <text:p text:style-name="P1"><text:soft-page-break/><text:s text:c="16"/>.addGroup(layout.createParallelGroup(javax.swing.GroupLayout.Alignment.LEADING)</text:p>
      <text:p text:style-name="P1"><text:s text:c="20"/>.addComponent(runButton, javax.swing.GroupLayout.Alignment.TRAILING, javax.swing.GroupLayout.DEFAULT_SIZE, javax.swing.GroupLayout.DEFAULT_SIZE, Short.MAX_VALUE)</text:p>
      <text:p text:style-name="P1"><text:s text:c="20"/>.addComponent(clearButton, javax.swing.GroupLayout.Alignment.TRAILING, javax.swing.GroupLayout.DEFAULT_SIZE, javax.swing.GroupLayout.DEFAULT_SIZE, Short.MAX_VALUE)</text:p>
      <text:p text:style-name="P1"><text:s text:c="20"/>.addComponent(stepOneButton, javax.swing.GroupLayout.DEFAULT_SIZE, javax.swing.GroupLayout.DEFAULT_SIZE, Short.MAX_VALUE)</text:p>
      <text:p text:style-name="P1"><text:s text:c="20"/>.addComponent(compileButton, javax.swing.GroupLayout.DEFAULT_SIZE, javax.swing.GroupLayout.DEFAULT_SIZE, Short.MAX_VALUE))</text:p>
      <text:p text:style-name="P1"><text:s text:c="16"/>.addPreferredGap(javax.swing.LayoutStyle.ComponentPlacement.RELATED)</text:p>
      <text:p text:style-name="P1"><text:s text:c="16"/>.addComponent(jScrollPane5, javax.swing.GroupLayout.PREFERRED_SIZE, 211, javax.swing.GroupLayout.PREFERRED_SIZE)</text:p>
      <text:p text:style-name="P1"><text:s text:c="16"/>.addContainerGap())</text:p>
      <text:p text:style-name="P1"><text:s text:c="8"/>);</text:p>
      <text:p text:style-name="P1"><text:s text:c="8"/>layout.setVerticalGroup(</text:p>
      <text:p text:style-name="P1"><text:s text:c="12"/>layout.createParallelGroup(javax.swing.GroupLayout.Alignment.LEADING)</text:p>
      <text:p text:style-name="P1"><text:s text:c="12"/>.addGroup(layout.createSequentialGroup()</text:p>
      <text:p text:style-name="P1"><text:s text:c="16"/>.addGap(24, 24, 24)</text:p>
      <text:p text:style-name="P1"><text:s text:c="16"/>.addComponent(compileButton)</text:p>
      <text:p text:style-name="P1"><text:s text:c="16"/>.addPreferredGap(javax.swing.LayoutStyle.ComponentPlacement.RELATED)</text:p>
      <text:p text:style-name="P1"><text:s text:c="16"/>.addComponent(stepOneButton)</text:p>
      <text:p text:style-name="P1"><text:s text:c="16"/>.addPreferredGap(javax.swing.LayoutStyle.ComponentPlacement.RELATED)</text:p>
      <text:p text:style-name="P1"><text:s text:c="16"/>.addComponent(runButton)</text:p>
      <text:p text:style-name="P1"><text:s text:c="16"/>.addPreferredGap(javax.swing.LayoutStyle.ComponentPlacement.RELATED)</text:p>
      <text:p text:style-name="P1"><text:s text:c="16"/>.addComponent(clearButton)</text:p>
      <text:p text:style-name="P1"><text:s text:c="16"/>.addContainerGap(javax.swing.GroupLayout.DEFAULT_SIZE, Short.MAX_VALUE))</text:p>
      <text:p text:style-name="P1"><text:s text:c="12"/>.addGroup(layout.createSequentialGroup()</text:p>
      <text:p text:style-name="P1"><text:s text:c="16"/>.addContainerGap()</text:p>
      <text:p text:style-name="P1"><text:s text:c="16"/>.addGroup(layout.createParallelGroup(javax.swing.GroupLayout.Alignment.LEADING)</text:p>
      <text:p text:style-name="P1"><text:s text:c="20"/>.addComponent(jTabbedPane2)</text:p>
      <text:p text:style-name="P1"><text:s text:c="20"/>.addComponent(jScrollPane5))</text:p>
      <text:p text:style-name="P1"><text:s text:c="16"/>.addContainerGap())</text:p>
      <text:p text:style-name="P1"><text:s text:c="8"/>);</text:p>
      <text:p text:style-name="P1"/>
      <text:p text:style-name="P1"><text:s text:c="8"/>pack();</text:p>
      <text:p text:style-name="P1"><text:s text:c="4"/>}// &lt;/editor-fold&gt; <text:s text:c="23"/></text:p>
      <text:p text:style-name="P1"/>
      <text:p text:style-name="P1"><text:s text:c="4"/>private void compileButtonActionPerformed(java.awt.event.ActionEvent evt) { <text:s text:c="45"/></text:p>
      <text:p text:style-name="P1"><text:s text:c="8"/>Clear();</text:p>
      <text:p text:style-name="P1"><text:s text:c="8"/>instructionRaw = textEditor.getText();</text:p>
      <text:p text:style-name="P1"><text:s text:c="8"/>instructionLines = instructionRaw.split("\n");</text:p>
      <text:p text:style-name="P1"><text:s text:c="8"/>for (int i = 0; i &lt; instructionLines.length; i++) {</text:p>
      <text:p text:style-name="P1"><text:s text:c="12"/>Instruction inst = new Instruction(instructionLines[i], registerBuffer, memoryTable);</text:p>
      <text:p text:style-name="P1"><text:s text:c="12"/>instructions.add(inst);</text:p>
      <text:p text:style-name="P1"><text:s text:c="12"/>codeModel.getModel().setValueAt(inst.getInstructionString(), i, 0);</text:p>
      <text:p text:style-name="P1"><text:s text:c="8"/>}</text:p>
      <text:p text:style-name="P1"><text:s text:c="8"/>if (instructions.size() &gt; 0) {</text:p>
      <text:p text:style-name="P1"><text:soft-page-break/><text:s text:c="12"/>stepOneButton.setEnabled(true);</text:p>
      <text:p text:style-name="P1"><text:s text:c="12"/>runButton.setEnabled(true);</text:p>
      <text:p text:style-name="P1"><text:s text:c="8"/>}</text:p>
      <text:p text:style-name="P1"><text:s text:c="8"/>jTabbedPane2.setSelectedIndex(OpcodePage);</text:p>
      <text:p text:style-name="P1"><text:s text:c="4"/>} <text:s text:c="44"/></text:p>
      <text:p text:style-name="P1"/>
      <text:p text:style-name="P1"><text:s text:c="4"/>private void Clear() {</text:p>
      <text:p text:style-name="P1"><text:s text:c="8"/>instructionIndex = 0;</text:p>
      <text:p text:style-name="P1"><text:s text:c="8"/>instructions.clear();</text:p>
      <text:p text:style-name="P1"><text:s text:c="8"/>for (int i = 0; i &lt; registerBuffer.getModel().getRowCount(); i++) {</text:p>
      <text:p text:style-name="P1"><text:s text:c="12"/>registerBuffer.getModel().setValueAt("0", i, REGISTER_TABLE_VALUE);</text:p>
      <text:p text:style-name="P1"><text:s text:c="8"/>}</text:p>
      <text:p text:style-name="P1"><text:s text:c="8"/>for (int i = 0; i &lt; memoryTable.getModel().getRowCount(); i++) {</text:p>
      <text:p text:style-name="P1"><text:s text:c="12"/>for (int j = 1; j &lt; memoryTable.getModel().getColumnCount(); j++) {</text:p>
      <text:p text:style-name="P1"><text:s text:c="16"/>memoryTable.getModel().setValueAt("0", i, j);</text:p>
      <text:p text:style-name="P1"><text:s text:c="12"/>}</text:p>
      <text:p text:style-name="P1"><text:s text:c="8"/>}</text:p>
      <text:p text:style-name="P1"><text:s text:c="8"/>for (int i = 0; i &lt; codeModel.getModel().getRowCount(); i++) {</text:p>
      <text:p text:style-name="P1"><text:s text:c="12"/>codeModel.getModel().setValueAt("", i, 0);</text:p>
      <text:p text:style-name="P1"><text:s text:c="8"/>}</text:p>
      <text:p text:style-name="P1"><text:s text:c="4"/>}</text:p>
      <text:p text:style-name="P1"/>
      <text:p text:style-name="P1"><text:s text:c="4"/>private void stepOneButtonMouseClicked(java.awt.event.MouseEvent evt) { <text:s text:c="42"/></text:p>
      <text:p text:style-name="P1"><text:s text:c="8"/>// TODO add your handling code here:</text:p>
      <text:p text:style-name="P1"><text:s text:c="4"/>} <text:s text:c="41"/></text:p>
      <text:p text:style-name="P1"/>
      <text:p text:style-name="P1"><text:s text:c="4"/>private void stepOneButtonActionPerformed(java.awt.event.ActionEvent evt) { <text:s text:c="45"/></text:p>
      <text:p text:style-name="P1"><text:s text:c="8"/>if (instructionIndex &lt; instructions.size()) {</text:p>
      <text:p text:style-name="P1"><text:s text:c="12"/>Instruction inst = instructions.get(instructionIndex);</text:p>
      <text:p text:style-name="P1"><text:s text:c="12"/>if (inst.getIsWriteOperation()) {</text:p>
      <text:p text:style-name="P1"><text:s text:c="16"/>memoryTable.getModel().setValueAt(inst.getResult(),</text:p>
      <text:p text:style-name="P1"><text:s text:c="24"/>inst.getDestination(), MEMORY_TABLE_VALUE);</text:p>
      <text:p text:style-name="P1"><text:s text:c="12"/>} else {</text:p>
      <text:p text:style-name="P1"><text:s text:c="16"/>registerBuffer.getModel().setValueAt(inst.getResult(),</text:p>
      <text:p text:style-name="P1"><text:s text:c="24"/>inst.getDestination(), REGISTER_TABLE_VALUE);</text:p>
      <text:p text:style-name="P1"><text:s text:c="12"/>}</text:p>
      <text:p text:style-name="P1"><text:s text:c="12"/>if (inst.isBounceInstruction()) {</text:p>
      <text:p text:style-name="P1"><text:s text:c="16"/>updatePC(instructionIndex);</text:p>
      <text:p text:style-name="P1"><text:s text:c="16"/>int oldIndex = instructionIndex;</text:p>
      <text:p text:style-name="P1"><text:s text:c="16"/>instructionIndex = inst.getBounceLocation();</text:p>
      <text:p text:style-name="P1"><text:s text:c="16"/>if (oldIndex &gt; instructionIndex) {</text:p>
      <text:p text:style-name="P1"><text:s text:c="20"/>for (int i = instructionIndex; i &lt;= oldIndex; i++) {</text:p>
      <text:p text:style-name="P1"><text:s text:c="24"/>String old = codeModel.getModel().getValueAt(i, 0).toString();</text:p>
      <text:p text:style-name="P1"><text:s text:c="24"/>String replaced = old.replace("&gt; ", "");</text:p>
      <text:p text:style-name="P1"><text:s text:c="24"/>codeModel.getModel().setValueAt(replaced, i, 0);</text:p>
      <text:p text:style-name="P1"><text:s text:c="20"/>}</text:p>
      <text:p text:style-name="P1"><text:s text:c="16"/>}</text:p>
      <text:p text:style-name="P1"><text:s text:c="12"/>} else if (instructionIndex + 1 &lt; instructions.size()) {</text:p>
      <text:p text:style-name="P1"><text:s text:c="16"/>instructionIndex++;</text:p>
      <text:p text:style-name="P1"><text:soft-page-break/><text:s text:c="16"/>updatePC(instructionIndex - 1);</text:p>
      <text:p text:style-name="P1"><text:s text:c="12"/>} else {</text:p>
      <text:p text:style-name="P1"><text:s text:c="16"/>updatePC(instructionIndex);</text:p>
      <text:p text:style-name="P1"><text:s text:c="16"/>stepOneButton.setEnabled(false);</text:p>
      <text:p text:style-name="P1"><text:s text:c="16"/>runButton.setEnabled(false);</text:p>
      <text:p text:style-name="P1"><text:s text:c="12"/>}</text:p>
      <text:p text:style-name="P1"><text:s text:c="8"/>}</text:p>
      <text:p text:style-name="P1"><text:s text:c="4"/>} <text:s text:c="44"/></text:p>
      <text:p text:style-name="P1"/>
      <text:p text:style-name="P1"><text:s text:c="4"/>private void runButtonActionPerformed(java.awt.event.ActionEvent evt) { <text:s text:c="41"/></text:p>
      <text:p text:style-name="P1"><text:s text:c="8"/>while (instructionIndex &lt; instructions.size()) {</text:p>
      <text:p text:style-name="P1"><text:s text:c="12"/>Instruction inst = instructions.get(instructionIndex);</text:p>
      <text:p text:style-name="P1"><text:s text:c="12"/>if (inst.getIsWriteOperation()) {</text:p>
      <text:p text:style-name="P1"><text:s text:c="16"/>memoryTable.getModel().setValueAt(inst.getResult(),</text:p>
      <text:p text:style-name="P1"><text:s text:c="24"/>inst.getDestination(), MEMORY_TABLE_VALUE);</text:p>
      <text:p text:style-name="P1"><text:s text:c="12"/>} else {</text:p>
      <text:p text:style-name="P1"><text:s text:c="16"/>registerBuffer.getModel().setValueAt(inst.getResult(),</text:p>
      <text:p text:style-name="P1"><text:s text:c="24"/>inst.getDestination(), REGISTER_TABLE_VALUE);</text:p>
      <text:p text:style-name="P1"><text:s text:c="12"/>}</text:p>
      <text:p text:style-name="P1"><text:s text:c="12"/>if (inst.isBounceInstruction()) {</text:p>
      <text:p text:style-name="P1"><text:s text:c="16"/>updatePC(instructionIndex);</text:p>
      <text:p text:style-name="P1"><text:s text:c="16"/>int oldIndex = instructionIndex;</text:p>
      <text:p text:style-name="P1"><text:s text:c="16"/>instructionIndex = inst.getBounceLocation();</text:p>
      <text:p text:style-name="P1"><text:s text:c="16"/>if (oldIndex &gt; instructionIndex) {</text:p>
      <text:p text:style-name="P1"><text:s text:c="20"/>for (int i = instructionIndex; i &lt;= oldIndex; i++) {</text:p>
      <text:p text:style-name="P1"><text:s text:c="24"/>String old = codeModel.getModel().getValueAt(i, 0).toString();</text:p>
      <text:p text:style-name="P1"><text:s text:c="24"/>codeModel.getModel().setValueAt(old.replace("&gt; ", ""), i, 0);</text:p>
      <text:p text:style-name="P1"><text:s text:c="20"/>}</text:p>
      <text:p text:style-name="P1"><text:s text:c="16"/>}</text:p>
      <text:p text:style-name="P1"><text:s text:c="12"/>} else if (instructionIndex + 1 &lt; instructions.size()) {</text:p>
      <text:p text:style-name="P1"><text:s text:c="16"/>updatePC(instructionIndex);</text:p>
      <text:p text:style-name="P1"><text:s text:c="16"/>instructionIndex++;</text:p>
      <text:p text:style-name="P1"><text:s text:c="12"/>}</text:p>
      <text:p text:style-name="P1"><text:s text:c="8"/>}</text:p>
      <text:p text:style-name="P1"><text:s text:c="8"/>stepOneButton.setEnabled(false);</text:p>
      <text:p text:style-name="P1"><text:s text:c="8"/>runButton.setEnabled(false);</text:p>
      <text:p text:style-name="P1"><text:s text:c="4"/>} <text:s text:c="40"/></text:p>
      <text:p text:style-name="P1"/>
      <text:p text:style-name="P1"><text:s text:c="4"/>private void textEditorKeyTyped(java.awt.event.KeyEvent evt) { <text:s text:c="35"/></text:p>
      <text:p text:style-name="P1"><text:s text:c="8"/>// EMPTY</text:p>
      <text:p text:style-name="P1"><text:s text:c="4"/>} <text:s text:c="34"/></text:p>
      <text:p text:style-name="P1"/>
      <text:p text:style-name="P1"><text:s text:c="4"/>private void clearButtonActionPerformed(java.awt.event.ActionEvent evt) { <text:s text:c="43"/></text:p>
      <text:p text:style-name="P1"><text:s text:c="8"/>Clear();</text:p>
      <text:p text:style-name="P1"><text:s text:c="8"/>jTabbedPane2.setSelectedIndex(EditPage);</text:p>
      <text:p text:style-name="P1"><text:s text:c="4"/>} <text:s text:c="42"/></text:p>
      <text:p text:style-name="P1"/>
      <text:p text:style-name="P1"><text:s text:c="4"/>/**</text:p>
      <text:p text:style-name="P1"><text:s text:c="5"/>* @param args the command line arguments</text:p>
      <text:p text:style-name="P1"><text:soft-page-break/><text:s text:c="5"/>*/</text:p>
      <text:p text:style-name="P1"><text:s text:c="4"/>public static void main(String args[]) {</text:p>
      <text:p text:style-name="P1"><text:s text:c="8"/>/* Set the Nimbus look and feel */</text:p>
      <text:p text:style-name="P1"><text:s text:c="8"/>//&lt;editor-fold defaultstate="collapsed" desc=" Look and feel setting code (optional) "&gt;</text:p>
      <text:p text:style-name="P1"><text:s text:c="8"/>/* If Nimbus (introduced in Java SE 6) is not available, stay with the default look and feel.</text:p>
      <text:p text:style-name="P1"><text:s text:c="9"/>* For details see http://download.oracle.com/javase/tutorial/uiswing/lookandfeel/plaf.html </text:p>
      <text:p text:style-name="P1"><text:s text:c="9"/>*/</text:p>
      <text:p text:style-name="P1"><text:s text:c="8"/>try {</text:p>
      <text:p text:style-name="P1"><text:s text:c="12"/>for (javax.swing.UIManager.LookAndFeelInfo info : javax.swing.UIManager.getInstalledLookAndFeels()) {</text:p>
      <text:p text:style-name="P1"><text:s text:c="16"/>if ("GTK+".equals(info.getName())) {</text:p>
      <text:p text:style-name="P1"><text:s text:c="20"/>javax.swing.UIManager.setLookAndFeel(info.getClassName());</text:p>
      <text:p text:style-name="P1"><text:s text:c="20"/>break;</text:p>
      <text:p text:style-name="P1"/>
      <text:p text:style-name="P1"><text:s text:c="16"/>}</text:p>
      <text:p text:style-name="P1"><text:s text:c="12"/>}</text:p>
      <text:p text:style-name="P1"><text:s text:c="8"/>} catch (ClassNotFoundException ex) {</text:p>
      <text:p text:style-name="P1"><text:s text:c="12"/>java.util.logging.Logger.getLogger(MainDisplay.class</text:p>
      <text:p text:style-name="P1"><text:s text:c="20"/>.getName()).log(java.util.logging.Level.SEVERE, null, ex);</text:p>
      <text:p text:style-name="P1"/>
      <text:p text:style-name="P1"><text:s text:c="8"/>} catch (InstantiationException ex) {</text:p>
      <text:p text:style-name="P1"><text:s text:c="12"/>java.util.logging.Logger.getLogger(MainDisplay.class</text:p>
      <text:p text:style-name="P1"><text:s text:c="20"/>.getName()).log(java.util.logging.Level.SEVERE, null, ex);</text:p>
      <text:p text:style-name="P1"/>
      <text:p text:style-name="P1"><text:s text:c="8"/>} catch (IllegalAccessException ex) {</text:p>
      <text:p text:style-name="P1"><text:s text:c="12"/>java.util.logging.Logger.getLogger(MainDisplay.class</text:p>
      <text:p text:style-name="P1"><text:s text:c="20"/>.getName()).log(java.util.logging.Level.SEVERE, null, ex);</text:p>
      <text:p text:style-name="P1"/>
      <text:p text:style-name="P1"><text:s text:c="8"/>} catch (javax.swing.UnsupportedLookAndFeelException ex) {</text:p>
      <text:p text:style-name="P1"><text:s text:c="12"/>java.util.logging.Logger.getLogger(MainDisplay.class</text:p>
      <text:p text:style-name="P1"><text:s text:c="20"/>.getName()).log(java.util.logging.Level.SEVERE, null, ex);</text:p>
      <text:p text:style-name="P1"><text:s text:c="8"/>}</text:p>
      <text:p text:style-name="P1"><text:s text:c="8"/>//&lt;/editor-fold&gt;</text:p>
      <text:p text:style-name="P1"/>
      <text:p text:style-name="P1"><text:s text:c="8"/>/* Create and display the form */</text:p>
      <text:p text:style-name="P1"><text:s text:c="8"/>java.awt.EventQueue.invokeLater(new Runnable() {</text:p>
      <text:p text:style-name="P1"><text:s text:c="12"/>public void run() {</text:p>
      <text:p text:style-name="P1"><text:s text:c="16"/>new MainDisplay().setVisible(true);</text:p>
      <text:p text:style-name="P1"><text:s text:c="12"/>}</text:p>
      <text:p text:style-name="P1"><text:s text:c="8"/>});</text:p>
      <text:p text:style-name="P1"><text:s text:c="4"/>}</text:p>
      <text:p text:style-name="P1"/>
      <text:p text:style-name="P1"><text:s text:c="4"/>// Variables declaration - do not modify <text:s text:c="20"/></text:p>
      <text:p text:style-name="P1"><text:s text:c="4"/>private javax.swing.JButton clearButton;</text:p>
      <text:p text:style-name="P1"><text:s text:c="4"/>private javax.swing.JTable codeModel;</text:p>
      <text:p text:style-name="P1"><text:s text:c="4"/>private javax.swing.JButton compileButton;</text:p>
      <text:p text:style-name="P1"><text:s text:c="4"/>private javax.swing.JPanel jPanel1;</text:p>
      <text:p text:style-name="P1"><text:s text:c="4"/>private javax.swing.JScrollPane jScrollPane1;</text:p>
      <text:p text:style-name="P1"><text:s text:c="4"/>private javax.swing.JScrollPane jScrollPane3;</text:p>
      <text:p text:style-name="P1"><text:soft-page-break/><text:s text:c="4"/>private javax.swing.JScrollPane jScrollPane4;</text:p>
      <text:p text:style-name="P1"><text:s text:c="4"/>private javax.swing.JScrollPane jScrollPane5;</text:p>
      <text:p text:style-name="P1"><text:s text:c="4"/>private javax.swing.JTabbedPane jTabbedPane2;</text:p>
      <text:p text:style-name="P1"><text:s text:c="4"/>private javax.swing.JTable memoryTable;</text:p>
      <text:p text:style-name="P1"><text:s text:c="4"/>public javax.swing.JTable registerBuffer;</text:p>
      <text:p text:style-name="P1"><text:s text:c="4"/>private javax.swing.JButton runButton;</text:p>
      <text:p text:style-name="P1"><text:s text:c="4"/>private javax.swing.JButton stepOneButton;</text:p>
      <text:p text:style-name="P1"><text:s text:c="4"/>private javax.swing.JTextArea textEditor;</text:p>
      <text:p text:style-name="P1"><text:s text:c="4"/>// End of variables declaration <text:s text:c="18"/></text:p>
      <text:p text:style-name="P1"/>
      <text:p text:style-name="P1"><text:s text:c="4"/>private TableModel CreateMemoryModel() {</text:p>
      <text:p text:style-name="P1"><text:s text:c="8"/>TableModel model = new TableModel() {</text:p>
      <text:p text:style-name="P1"><text:s text:c="12"/>@Override</text:p>
      <text:p text:style-name="P1"><text:s text:c="12"/>public int getRowCount() {</text:p>
      <text:p text:style-name="P1"/>
      <text:p text:style-name="P1"><text:s text:c="16"/>return memoryModelTable.length;</text:p>
      <text:p text:style-name="P1"><text:s text:c="12"/>}</text:p>
      <text:p text:style-name="P1"/>
      <text:p text:style-name="P1"><text:s text:c="12"/>@Override</text:p>
      <text:p text:style-name="P1"><text:s text:c="12"/>public int getColumnCount() {</text:p>
      <text:p text:style-name="P1"><text:s text:c="16"/>return memoryModelTable[0].length;</text:p>
      <text:p text:style-name="P1"><text:s text:c="12"/>}</text:p>
      <text:p text:style-name="P1"/>
      <text:p text:style-name="P1"><text:s text:c="12"/>String[] colNames = {"Address", "Value(+0)", "Value(+4)", "Value(+8)",</text:p>
      <text:p text:style-name="P1"><text:s text:c="16"/>"Value(+12)", "Value(+16)", "Value(+20)", "Value(+24)", "Value(+30)"};</text:p>
      <text:p text:style-name="P1"/>
      <text:p text:style-name="P1"><text:s text:c="12"/>@Override</text:p>
      <text:p text:style-name="P1"><text:s text:c="12"/>public String getColumnName(int arg0) {</text:p>
      <text:p text:style-name="P1"><text:s text:c="16"/>return colNames[arg0];</text:p>
      <text:p text:style-name="P1"><text:s text:c="12"/>}</text:p>
      <text:p text:style-name="P1"/>
      <text:p text:style-name="P1"><text:s text:c="12"/>@Override</text:p>
      <text:p text:style-name="P1"><text:s text:c="12"/>public Class&lt;?&gt; getColumnClass(int arg0) {</text:p>
      <text:p text:style-name="P1"><text:s text:c="16"/>return String.class;</text:p>
      <text:p text:style-name="P1"><text:s text:c="12"/>}</text:p>
      <text:p text:style-name="P1"/>
      <text:p text:style-name="P1"><text:s text:c="12"/>@Override</text:p>
      <text:p text:style-name="P1"><text:s text:c="12"/>public boolean isCellEditable(int arg0, int arg1) {</text:p>
      <text:p text:style-name="P1"><text:s text:c="16"/>return false;</text:p>
      <text:p text:style-name="P1"><text:s text:c="12"/>}</text:p>
      <text:p text:style-name="P1"/>
      <text:p text:style-name="P1"><text:s text:c="12"/>@Override</text:p>
      <text:p text:style-name="P1"><text:s text:c="12"/>public Object getValueAt(int arg0, int arg1) {</text:p>
      <text:p text:style-name="P1"><text:s text:c="16"/>return memoryModelTable[arg0][arg1];</text:p>
      <text:p text:style-name="P1"><text:s text:c="12"/>}</text:p>
      <text:p text:style-name="P1"/>
      <text:p text:style-name="P1"><text:s text:c="12"/>@Override</text:p>
      <text:p text:style-name="P1"><text:s text:c="12"/>public void setValueAt(Object arg0, int arg1, int arg2) {</text:p>
      <text:p text:style-name="P1"><text:s text:c="16"/>memoryModelTable[arg1][arg2] = arg0.toString();</text:p>
      <text:p text:style-name="P1"><text:soft-page-break/><text:s text:c="12"/>}</text:p>
      <text:p text:style-name="P1"/>
      <text:p text:style-name="P1"><text:s text:c="12"/>@Override</text:p>
      <text:p text:style-name="P1"><text:s text:c="12"/>public void addTableModelListener(TableModelListener arg0) {</text:p>
      <text:p text:style-name="P1"><text:s text:c="16"/>// Empty</text:p>
      <text:p text:style-name="P1"><text:s text:c="12"/>}</text:p>
      <text:p text:style-name="P1"/>
      <text:p text:style-name="P1"><text:s text:c="12"/>@Override</text:p>
      <text:p text:style-name="P1"><text:s text:c="12"/>public void removeTableModelListener(TableModelListener arg0) {</text:p>
      <text:p text:style-name="P1"><text:s text:c="16"/>// Empty</text:p>
      <text:p text:style-name="P1"><text:s text:c="12"/>}</text:p>
      <text:p text:style-name="P1"><text:s text:c="8"/>};</text:p>
      <text:p text:style-name="P1"><text:s text:c="8"/>return model;</text:p>
      <text:p text:style-name="P1"><text:s text:c="4"/>}</text:p>
      <text:p text:style-name="P1"/>
      <text:p text:style-name="P1"><text:s text:c="4"/>private void initModels() {</text:p>
      <text:p text:style-name="P1"><text:s text:c="8"/>for (int i = 0; i &lt; registerBuffer.getModel().getRowCount(); i++) {</text:p>
      <text:p text:style-name="P1"><text:s text:c="12"/>registerBuffer.getModel().setValueAt(String.valueOf(i), i, REGISTER_TABLE_VALUE - 1);</text:p>
      <text:p text:style-name="P1"><text:s text:c="12"/>registerBuffer.getModel().setValueAt(REGISTER_NAMES[i], i, REGISTER_TABLE_VALUE - 2);</text:p>
      <text:p text:style-name="P1"><text:s text:c="12"/>registerBuffer.getModel().setValueAt("", i, REGISTER_TABLE_VALUE);</text:p>
      <text:p text:style-name="P1"><text:s text:c="8"/>}</text:p>
      <text:p text:style-name="P1"><text:s text:c="8"/>int memAddress = 0;</text:p>
      <text:p text:style-name="P1"><text:s text:c="8"/>for (int i = 0; i &lt; memoryTable.getModel().getRowCount(); i++) {</text:p>
      <text:p text:style-name="P1"/>
      <text:p text:style-name="P1"><text:s text:c="12"/>memoryTable.getModel().setValueAt(String.format("0x%1$08x", memAddress), i, MEMORY_TABLE_VALUE - 1);</text:p>
      <text:p text:style-name="P1"><text:s text:c="12"/>memAddress += 4;</text:p>
      <text:p text:style-name="P1"><text:s text:c="8"/>}</text:p>
      <text:p text:style-name="P1"><text:s text:c="4"/>}</text:p>
      <text:p text:style-name="P1"/>
      <text:p text:style-name="P1"><text:s text:c="4"/>private void updatePC(int index) {</text:p>
      <text:p text:style-name="P1"><text:s text:c="8"/>registerBuffer.getModel().setValueAt(index, 29, REGISTER_TABLE_VALUE);</text:p>
      <text:p text:style-name="P1"><text:s text:c="8"/>String old = codeModel.getModel().getValueAt(index, 0).toString();</text:p>
      <text:p text:style-name="P1"><text:s text:c="8"/>codeModel.getModel().setValueAt("&gt; " + old, index, 0);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hw2.Operands;</text:p>
      <text:p text:style-name="P1"/>
      <text:p text:style-name="P1">import hw2.MainDisplay;</text:p>
      <text:p text:style-name="P1">import hw2.RegisterLookup;</text:p>
      <text:p text:style-name="P1">import java.util.Arrays;</text:p>
      <text:p text:style-name="P1">import javax.swing.JTable;</text:p>
      <text:p text:style-name="P1"><text:soft-page-break/></text:p>
      <text:p text:style-name="P1">/**</text:p>
      <text:p text:style-name="P1"><text:s/>*</text:p>
      <text:p text:style-name="P1"><text:s/>* @author cahn</text:p>
      <text:p text:style-name="P1"><text:s/>*/</text:p>
      <text:p text:style-name="P1">public class Instruction {</text:p>
      <text:p text:style-name="P1"/>
      <text:p text:style-name="P1"><text:s text:c="4"/>private Operand operand;</text:p>
      <text:p text:style-name="P1"><text:s text:c="4"/>private int destination;</text:p>
      <text:p text:style-name="P1"><text:s text:c="4"/>private Object result;</text:p>
      <text:p text:style-name="P1"><text:s text:c="4"/>private byte opcode;</text:p>
      <text:p text:style-name="P1"><text:s text:c="4"/>private JTable registerTable;</text:p>
      <text:p text:style-name="P1"><text:s text:c="4"/>private JTable memoryTable;</text:p>
      <text:p text:style-name="P1"><text:s text:c="4"/>private final boolean isWriteOperation;</text:p>
      <text:p text:style-name="P1"><text:s text:c="4"/>private INSTRUCTION_TYPE instructionType;</text:p>
      <text:p text:style-name="P1"><text:s text:c="4"/>private int rsValue = 0;</text:p>
      <text:p text:style-name="P1"><text:s text:c="4"/>private int immAddress;</text:p>
      <text:p text:style-name="P1"><text:s text:c="4"/>private int rtValue;</text:p>
      <text:p text:style-name="P1"><text:s text:c="4"/>private int bounceLocation;</text:p>
      <text:p text:style-name="P1"/>
      <text:p text:style-name="P1"><text:s text:c="4"/>public Instruction(String str, JTable registerTable, JTable memoryTable) {</text:p>
      <text:p text:style-name="P1"><text:s text:c="8"/>this.immAddress = 0;</text:p>
      <text:p text:style-name="P1"><text:s text:c="8"/>String[] individualWords = str.split(" ");</text:p>
      <text:p text:style-name="P1"><text:s text:c="8"/>assert (individualWords.length &gt;= 3);</text:p>
      <text:p text:style-name="P1"/>
      <text:p text:style-name="P1"><text:s text:c="8"/>this.registerTable = registerTable;</text:p>
      <text:p text:style-name="P1"><text:s text:c="8"/>this.memoryTable = memoryTable;</text:p>
      <text:p text:style-name="P1"><text:s text:c="8"/>assert (this.registerTable != null &amp;&amp; this.memoryTable != null);</text:p>
      <text:p text:style-name="P1"/>
      <text:p text:style-name="P1"><text:s text:c="8"/>destination = new RegisterLookup(individualWords[1]).getRegisterNumber();</text:p>
      <text:p text:style-name="P1"/>
      <text:p text:style-name="P1"><text:s text:c="8"/>individualWords[0] = individualWords[0].toLowerCase();</text:p>
      <text:p text:style-name="P1"/>
      <text:p text:style-name="P1"><text:s text:c="8"/>switch (individualWords[0]) {</text:p>
      <text:p text:style-name="P1"><text:s text:c="12"/>case "add":</text:p>
      <text:p text:style-name="P1"><text:s text:c="16"/>operand = new Add(individualWords[2], individualWords[3]);</text:p>
      <text:p text:style-name="P1"><text:s text:c="16"/>opcode = operand.getOpcode();</text:p>
      <text:p text:style-name="P1"><text:s text:c="16"/>instructionType = INSTRUCTION_TYPE.R;</text:p>
      <text:p text:style-name="P1"><text:s text:c="16"/>break;</text:p>
      <text:p text:style-name="P1"><text:s text:c="12"/>case "addr":</text:p>
      <text:p text:style-name="P1"><text:s text:c="16"/>operand = new AddRegisters(individualWords[2], individualWords[3]);</text:p>
      <text:p text:style-name="P1"><text:s text:c="16"/>opcode = operand.getOpcode();</text:p>
      <text:p text:style-name="P1"><text:s text:c="16"/>instructionType = INSTRUCTION_TYPE.R;</text:p>
      <text:p text:style-name="P1"><text:s text:c="16"/>break;</text:p>
      <text:p text:style-name="P1"><text:s text:c="12"/>case "load":</text:p>
      <text:p text:style-name="P1"><text:s text:c="16"/>operand = new Load(individualWords[2]);</text:p>
      <text:p text:style-name="P1"><text:s text:c="16"/>opcode = operand.getOpcode();</text:p>
      <text:p text:style-name="P1"><text:s text:c="16"/>instructionType = INSTRUCTION_TYPE.I;</text:p>
      <text:p text:style-name="P1"><text:s text:c="16"/>break;</text:p>
      <text:p text:style-name="P1"><text:soft-page-break/><text:s text:c="12"/>case "loadr":</text:p>
      <text:p text:style-name="P1"><text:s text:c="16"/>operand = new LoadRegister(individualWords[2]);</text:p>
      <text:p text:style-name="P1"><text:s text:c="16"/>opcode = operand.getOpcode();</text:p>
      <text:p text:style-name="P1"><text:s text:c="16"/>instructionType = INSTRUCTION_TYPE.I;</text:p>
      <text:p text:style-name="P1"><text:s text:c="16"/>break;</text:p>
      <text:p text:style-name="P1"><text:s text:c="12"/>case "stor":</text:p>
      <text:p text:style-name="P1"><text:s text:c="16"/>operand = new Store(individualWords[2]);</text:p>
      <text:p text:style-name="P1"><text:s text:c="16"/>opcode = operand.getOpcode();</text:p>
      <text:p text:style-name="P1"><text:s text:c="16"/>instructionType = INSTRUCTION_TYPE.I;</text:p>
      <text:p text:style-name="P1"><text:s text:c="16"/>break;</text:p>
      <text:p text:style-name="P1"><text:s text:c="12"/>case "storr":</text:p>
      <text:p text:style-name="P1"><text:s text:c="16"/>operand = new StoreRegister(individualWords[2]);</text:p>
      <text:p text:style-name="P1"><text:s text:c="16"/>opcode = operand.getOpcode();</text:p>
      <text:p text:style-name="P1"><text:s text:c="16"/>instructionType = INSTRUCTION_TYPE.I;</text:p>
      <text:p text:style-name="P1"><text:s text:c="16"/>break;</text:p>
      <text:p text:style-name="P1"><text:s text:c="12"/>case "loadm":</text:p>
      <text:p text:style-name="P1"><text:s text:c="16"/>operand = new LoadMemory(individualWords[2]);</text:p>
      <text:p text:style-name="P1"><text:s text:c="16"/>opcode = operand.getOpcode();</text:p>
      <text:p text:style-name="P1"><text:s text:c="16"/>instructionType = INSTRUCTION_TYPE.I;</text:p>
      <text:p text:style-name="P1"><text:s text:c="16"/>break;</text:p>
      <text:p text:style-name="P1"><text:s text:c="12"/>case "loadb":</text:p>
      <text:p text:style-name="P1"><text:s text:c="16"/>operand = new LoadByte(individualWords[2]);</text:p>
      <text:p text:style-name="P1"><text:s text:c="16"/>opcode = operand.getOpcode();</text:p>
      <text:p text:style-name="P1"><text:s text:c="16"/>instructionType = INSTRUCTION_TYPE.I;</text:p>
      <text:p text:style-name="P1"><text:s text:c="16"/>break;</text:p>
      <text:p text:style-name="P1"><text:s text:c="12"/>case "sub":</text:p>
      <text:p text:style-name="P1"><text:s text:c="16"/>operand = new Subtract(individualWords[2], individualWords[3]);</text:p>
      <text:p text:style-name="P1"><text:s text:c="16"/>opcode = operand.getOpcode();</text:p>
      <text:p text:style-name="P1"><text:s text:c="16"/>instructionType = INSTRUCTION_TYPE.R;</text:p>
      <text:p text:style-name="P1"><text:s text:c="16"/>break;</text:p>
      <text:p text:style-name="P1"><text:s text:c="12"/>case "subr":</text:p>
      <text:p text:style-name="P1"><text:s text:c="16"/>operand = new SubtractRegisters(individualWords[2], individualWords[3]);</text:p>
      <text:p text:style-name="P1"><text:s text:c="16"/>opcode = operand.getOpcode();</text:p>
      <text:p text:style-name="P1"><text:s text:c="16"/>instructionType = INSTRUCTION_TYPE.R;</text:p>
      <text:p text:style-name="P1"><text:s text:c="16"/>break;</text:p>
      <text:p text:style-name="P1"><text:s text:c="12"/>case "bounce":</text:p>
      <text:p text:style-name="P1"><text:s text:c="16"/>operand = new Bounce(individualWords[1]);</text:p>
      <text:p text:style-name="P1"><text:s text:c="16"/>opcode = operand.getOpcode();</text:p>
      <text:p text:style-name="P1"><text:s text:c="16"/>instructionType = INSTRUCTION_TYPE.J;</text:p>
      <text:p text:style-name="P1"><text:s text:c="16"/>Bounce b = (Bounce)operand;</text:p>
      <text:p text:style-name="P1"><text:s text:c="16"/>bounceLocation = b.getBounceLocation();</text:p>
      <text:p text:style-name="P1"><text:s text:c="16"/>break;</text:p>
      <text:p text:style-name="P1"><text:s text:c="12"/>default:</text:p>
      <text:p text:style-name="P1"><text:s text:c="16"/>System.out.println("operation not found");</text:p>
      <text:p text:style-name="P1"><text:s text:c="8"/>}</text:p>
      <text:p text:style-name="P1"/>
      <text:p text:style-name="P1"><text:s text:c="8"/>this.isWriteOperation = operand.isWriteOperation();</text:p>
      <text:p text:style-name="P1"><text:s text:c="8"/>result = operand.action();</text:p>
      <text:p text:style-name="P1"><text:s text:c="8"/>if (instructionType == INSTRUCTION_TYPE.R) {</text:p>
      <text:p text:style-name="P1"><text:soft-page-break/><text:s text:c="12"/>rsValue = Integer.parseInt(operand.getSource1().toString());</text:p>
      <text:p text:style-name="P1"><text:s text:c="12"/>if (!operand.hasOneSource()) {</text:p>
      <text:p text:style-name="P1"><text:s text:c="16"/>rtValue = Integer.parseInt(operand.getSource2().toString());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public int getBounceLocation(){</text:p>
      <text:p text:style-name="P1"><text:s text:c="8"/>return bounceLocation;</text:p>
      <text:p text:style-name="P1"><text:s text:c="4"/>}</text:p>
      <text:p text:style-name="P1"><text:s text:c="4"/></text:p>
      <text:p text:style-name="P1"><text:s text:c="4"/>public boolean isBounceInstruction(){</text:p>
      <text:p text:style-name="P1"><text:s text:c="8"/>return operand.isBounce();</text:p>
      <text:p text:style-name="P1"><text:s text:c="4"/>}</text:p>
      <text:p text:style-name="P1"/>
      <text:p text:style-name="P1"><text:s text:c="4"/>private void setImmediateAddress(int address) {</text:p>
      <text:p text:style-name="P1"><text:s text:c="8"/>immAddress = address;</text:p>
      <text:p text:style-name="P1"><text:s text:c="4"/>}</text:p>
      <text:p text:style-name="P1"/>
      <text:p text:style-name="P1"><text:s text:c="4"/>public int getDestination() {</text:p>
      <text:p text:style-name="P1"><text:s text:c="8"/>if (isWriteOperation) {</text:p>
      <text:p text:style-name="P1"><text:s text:c="12"/>Store sr = (Store) operand;</text:p>
      <text:p text:style-name="P1"><text:s text:c="12"/>rsValue = sr.getRegisterNumberToRead();</text:p>
      <text:p text:style-name="P1"><text:s text:c="12"/>String address = registerTable.getModel().getValueAt(sr.getRegisterNumberToRead(), MainDisplay.REGISTER_TABLE_VALUE).toString();</text:p>
      <text:p text:style-name="P1"><text:s text:c="12"/>int parsedAddress = Integer.parseInt(address);</text:p>
      <text:p text:style-name="P1"><text:s text:c="12"/>parsedAddress += sr.getOffset();</text:p>
      <text:p text:style-name="P1"><text:s text:c="12"/>setImmediateAddress(parsedAddress);</text:p>
      <text:p text:style-name="P1"><text:s text:c="12"/>return parsedAddress;</text:p>
      <text:p text:style-name="P1"><text:s text:c="8"/>}</text:p>
      <text:p text:style-name="P1"><text:s text:c="8"/>return destination;</text:p>
      <text:p text:style-name="P1"><text:s text:c="4"/>}</text:p>
      <text:p text:style-name="P1"/>
      <text:p text:style-name="P1"><text:s text:c="4"/>public Object getResult() {</text:p>
      <text:p text:style-name="P1"/>
      <text:p text:style-name="P1"><text:s text:c="8"/>if (isWriteOperation) {</text:p>
      <text:p text:style-name="P1"><text:s text:c="12"/>if (operand.usesConstants()) {</text:p>
      <text:p text:style-name="P1"><text:s text:c="16"/>result = getDestination();</text:p>
      <text:p text:style-name="P1"><text:s text:c="12"/>} else {</text:p>
      <text:p text:style-name="P1"><text:s text:c="16"/>String rawMemory = registerTable.getModel().getValueAt(destination, MainDisplay.REGISTER_TABLE_VALUE).toString();</text:p>
      <text:p text:style-name="P1"><text:s text:c="16"/>result = Integer.parseInt(rawMemory);</text:p>
      <text:p text:style-name="P1"><text:s text:c="12"/>}</text:p>
      <text:p text:style-name="P1"><text:s text:c="12"/>return result;</text:p>
      <text:p text:style-name="P1"><text:s text:c="8"/>}</text:p>
      <text:p text:style-name="P1"/>
      <text:p text:style-name="P1"><text:s text:c="8"/>if (instructionType == INSTRUCTION_TYPE.I || instructionType == INSTRUCTION_TYPE.R) {</text:p>
      <text:p text:style-name="P1"><text:s text:c="12"/>if (operand.loadsMemory()) {</text:p>
      <text:p text:style-name="P1"><text:soft-page-break/><text:s text:c="16"/>String rawMemory = memoryTable.getModel().getValueAt(Integer.parseInt(operand.getSource1().toString()), MainDisplay.MEMORY_TABLE_VALUE).toString();</text:p>
      <text:p text:style-name="P1"><text:s text:c="16"/>operand.setSource1(Integer.parseInt(rawMemory));</text:p>
      <text:p text:style-name="P1"><text:s text:c="12"/>} else if (!operand.usesConstants()) {</text:p>
      <text:p text:style-name="P1"><text:s text:c="16"/>rsValue = Integer.parseInt(operand.getSource1().toString());</text:p>
      <text:p text:style-name="P1"><text:s text:c="16"/>String rawMemory = registerTable.getModel().getValueAt(rsValue, MainDisplay.REGISTER_TABLE_VALUE).toString();</text:p>
      <text:p text:style-name="P1"><text:s text:c="16"/>operand.setSource1(Integer.parseInt(rawMemory));</text:p>
      <text:p text:style-name="P1"><text:s text:c="16"/>if (!operand.hasOneSource()) {</text:p>
      <text:p text:style-name="P1"><text:s text:c="20"/>rtValue = Integer.parseInt(operand.getSource2().toString());</text:p>
      <text:p text:style-name="P1"><text:s text:c="20"/>rawMemory = registerTable.getModel().getValueAt(rtValue, MainDisplay.REGISTER_TABLE_VALUE).toString();</text:p>
      <text:p text:style-name="P1"><text:s text:c="20"/>operand.setSource2(Integer.parseInt(rawMemory));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result = operand.action();</text:p>
      <text:p text:style-name="P1"><text:s text:c="8"/>return result;</text:p>
      <text:p text:style-name="P1"><text:s text:c="4"/>}</text:p>
      <text:p text:style-name="P1"/>
      <text:p text:style-name="P1"><text:s text:c="4"/>public byte getOpcode() {</text:p>
      <text:p text:style-name="P1"><text:s text:c="8"/>return opcode;</text:p>
      <text:p text:style-name="P1"><text:s text:c="4"/>}</text:p>
      <text:p text:style-name="P1"/>
      <text:p text:style-name="P1"><text:s text:c="4"/>public boolean getIsWriteOperation() {</text:p>
      <text:p text:style-name="P1"><text:s text:c="8"/>return isWriteOperation;</text:p>
      <text:p text:style-name="P1"><text:s text:c="4"/>}</text:p>
      <text:p text:style-name="P1"/>
      <text:p text:style-name="P1"><text:s text:c="4"/>public INSTRUCTION_TYPE getInstructionType() {</text:p>
      <text:p text:style-name="P1"><text:s text:c="8"/>return instructionType;</text:p>
      <text:p text:style-name="P1"><text:s text:c="4"/>}</text:p>
      <text:p text:style-name="P1"/>
      <text:p text:style-name="P1"><text:s text:c="4"/>public String byteArrayConverter(int value, int length) {</text:p>
      <text:p text:style-name="P1"><text:s text:c="8"/>boolean[] bits = new boolean[length];</text:p>
      <text:p text:style-name="P1"><text:s text:c="8"/>char[] sequence = new char[length];</text:p>
      <text:p text:style-name="P1"><text:s text:c="8"/>for (int i = 0; i &lt; length; i++) {</text:p>
      <text:p text:style-name="P1"><text:s text:c="12"/>bits[i] = (value &amp; (1 &lt;&lt; i)) != 0;</text:p>
      <text:p text:style-name="P1"><text:s text:c="12"/>sequence[i] = bits[i] ? '1' : '0';</text:p>
      <text:p text:style-name="P1"><text:s text:c="8"/>}</text:p>
      <text:p text:style-name="P1"><text:s text:c="8"/>String result = new String(sequence);</text:p>
      <text:p text:style-name="P1"><text:s text:c="8"/>return result;</text:p>
      <text:p text:style-name="P1"><text:s text:c="4"/>}</text:p>
      <text:p text:style-name="P1"/>
      <text:p text:style-name="P1"><text:s text:c="4"/>public String getInstructionString() {</text:p>
      <text:p text:style-name="P1"><text:s text:c="8"/>StringBuilder builder = new StringBuilder();</text:p>
      <text:p text:style-name="P1"><text:s text:c="8"/>builder.append(byteArrayConverter(opcode, 6));</text:p>
      <text:p text:style-name="P1"><text:s text:c="8"/>builder.append(" ");</text:p>
      <text:p text:style-name="P1"><text:soft-page-break/><text:s text:c="8"/>if (null != getInstructionType()) {</text:p>
      <text:p text:style-name="P1"><text:s text:c="12"/>switch (getInstructionType()) {</text:p>
      <text:p text:style-name="P1"><text:s text:c="16"/>case J:</text:p>
      <text:p text:style-name="P1"><text:s text:c="20"/>builder.append(byteArrayConverter(immAddress, 26));</text:p>
      <text:p text:style-name="P1"><text:s text:c="20"/>break;</text:p>
      <text:p text:style-name="P1"><text:s text:c="16"/>case R:</text:p>
      <text:p text:style-name="P1"><text:s text:c="20"/>builder.append(byteArrayConverter(rsValue, 5));</text:p>
      <text:p text:style-name="P1"><text:s text:c="20"/>builder.append(" ");</text:p>
      <text:p text:style-name="P1"><text:s text:c="20"/>builder.append(byteArrayConverter(rtValue, 5));</text:p>
      <text:p text:style-name="P1"><text:s text:c="20"/>builder.append(" ");</text:p>
      <text:p text:style-name="P1"><text:s text:c="20"/>builder.append(byteArrayConverter(destination, 5));</text:p>
      <text:p text:style-name="P1"><text:s text:c="20"/>builder.append(" ");</text:p>
      <text:p text:style-name="P1"><text:s text:c="20"/>builder.append(String.format("%05d", 0));</text:p>
      <text:p text:style-name="P1"><text:s text:c="20"/>builder.append(" ");</text:p>
      <text:p text:style-name="P1"><text:s text:c="20"/>builder.append(String.format("%06d", 0));</text:p>
      <text:p text:style-name="P1"><text:s text:c="20"/>break;</text:p>
      <text:p text:style-name="P1"><text:s text:c="16"/>case I:</text:p>
      <text:p text:style-name="P1"><text:s text:c="20"/>builder.append(byteArrayConverter(destination, 5));</text:p>
      <text:p text:style-name="P1"><text:s text:c="20"/>builder.append(" ");</text:p>
      <text:p text:style-name="P1"><text:s text:c="20"/>builder.append(byteArrayConverter(rsValue, 5));</text:p>
      <text:p text:style-name="P1"><text:s text:c="20"/>builder.append(" ");</text:p>
      <text:p text:style-name="P1"><text:s text:c="20"/>builder.append(byteArrayConverter(immAddress, 16));</text:p>
      <text:p text:style-name="P1"><text:s text:c="20"/>break;</text:p>
      <text:p text:style-name="P1"><text:s text:c="16"/>default:</text:p>
      <text:p text:style-name="P1"><text:s text:c="20"/>break;</text:p>
      <text:p text:style-name="P1"><text:s text:c="12"/>}</text:p>
      <text:p text:style-name="P1"><text:s text:c="8"/>}</text:p>
      <text:p text:style-name="P1"/>
      <text:p text:style-name="P1"><text:s text:c="8"/>return builder.toString();</text:p>
      <text:p text:style-name="P1"><text:s text:c="4"/>}</text:p>
      <text:p text:style-name="P1"/>
      <text:p text:style-name="P1">}</text:p>
      <text:p text:style-name="P1"/>
      <text:p text:style-name="P1">package hw2.Operands;</text:p>
      <text:p text:style-name="P1"/>
      <text:p text:style-name="P1">public class Subtract extends Operand&lt;Integer&gt; {</text:p>
      <text:p text:style-name="P1"/>
      <text:p text:style-name="P1"><text:s text:c="4"/>public Subtract(String individualWord, String individualWord0) {</text:p>
      <text:p text:style-name="P1"><text:s text:c="8"/>super.setSource1(Integer.parseInt(individualWord));</text:p>
      <text:p text:style-name="P1"><text:s text:c="8"/>super.setSource2(Integer.parseInt(individualWord0));</text:p>
      <text:p text:style-name="P1"><text:s text:c="4"/>}</text:p>
      <text:p text:style-name="P1"/>
      <text:p text:style-name="P1"><text:s text:c="4"/>@Override</text:p>
      <text:p text:style-name="P1"><text:s text:c="4"/>public Integer action() {</text:p>
      <text:p text:style-name="P1"><text:s text:c="8"/>return source1 - source2;</text:p>
      <text:p text:style-name="P1"><text:s text:c="4"/>}</text:p>
      <text:p text:style-name="P1"/>
      <text:p text:style-name="P1"><text:s text:c="4"/>@Override</text:p>
      <text:p text:style-name="P1"><text:s text:c="4"/>public byte getOpcode() {</text:p>
      <text:p text:style-name="P1"><text:soft-page-break/><text:s text:c="8"/>return 5;</text:p>
      <text:p text:style-name="P1"><text:s text:c="4"/>}</text:p>
      <text:p text:style-name="P1"/>
      <text:p text:style-name="P1"><text:s text:c="4"/>@Override</text:p>
      <text:p text:style-name="P1"><text:s text:c="4"/>public boolean usesConstants() {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boolean hasOneSource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isWriteOperation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loadsMemory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isBounce() {</text:p>
      <text:p text:style-name="P1"><text:s text:c="8"/>return false;</text:p>
      <text:p text:style-name="P1"><text:s text:c="4"/>}</text:p>
      <text:p text:style-name="P1"/>
      <text:p text:style-name="P1">}</text:p>
      <text:p text:style-name="P1"/>
      <text:p text:style-name="P1">package hw2.Operands;</text:p>
      <text:p text:style-name="P1"/>
      <text:p text:style-name="P1">public class Add extends Operand&lt;Integer&gt; {</text:p>
      <text:p text:style-name="P1"/>
      <text:p text:style-name="P1"><text:s text:c="4"/>public Add(String source1, String source2) {</text:p>
      <text:p text:style-name="P1"><text:s text:c="8"/>super.setSource1(Integer.parseInt(source1));</text:p>
      <text:p text:style-name="P1"><text:s text:c="8"/>super.setSource2(Integer.parseInt(source2));</text:p>
      <text:p text:style-name="P1"><text:s text:c="4"/>}</text:p>
      <text:p text:style-name="P1"/>
      <text:p text:style-name="P1"><text:s text:c="4"/>@Override</text:p>
      <text:p text:style-name="P1"><text:s text:c="4"/>public Integer action() {</text:p>
      <text:p text:style-name="P1"><text:s text:c="8"/>return (super.source1 + super.source2);</text:p>
      <text:p text:style-name="P1"><text:s text:c="4"/>}</text:p>
      <text:p text:style-name="P1"/>
      <text:p text:style-name="P1"><text:s text:c="4"/>@Override</text:p>
      <text:p text:style-name="P1"><text:s text:c="4"/>public byte getOpcode() {</text:p>
      <text:p text:style-name="P1"><text:s text:c="8"/>return 1;</text:p>
      <text:p text:style-name="P1"><text:s text:c="4"/>}</text:p>
      <text:p text:style-name="P1"/>
      <text:p text:style-name="P1"><text:soft-page-break/><text:s text:c="4"/>@Override</text:p>
      <text:p text:style-name="P1"><text:s text:c="4"/>public boolean usesConstants() {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boolean hasOneSource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isWriteOperation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loadsMemory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isBounce() {</text:p>
      <text:p text:style-name="P1"><text:s text:c="8"/>return false;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hw2.Operands;</text:p>
      <text:p text:style-name="P1"/>
      <text:p text:style-name="P1">import hw2.RegisterLookup;</text:p>
      <text:p text:style-name="P1"/>
      <text:p text:style-name="P1">/**</text:p>
      <text:p text:style-name="P1"><text:s/>*</text:p>
      <text:p text:style-name="P1"><text:s/>* @author cahn</text:p>
      <text:p text:style-name="P1"><text:s/>*/</text:p>
      <text:p text:style-name="P1">public class SubtractRegisters extends Operand&lt;Integer&gt; {</text:p>
      <text:p text:style-name="P1"/>
      <text:p text:style-name="P1"><text:s text:c="4"/>public SubtractRegisters(String source1, String source2) {</text:p>
      <text:p text:style-name="P1"><text:s text:c="8"/>super.setSource1(new RegisterLookup(source1).getRegisterNumber());</text:p>
      <text:p text:style-name="P1"><text:s text:c="8"/>super.setSource2(new RegisterLookup(source2).getRegisterNumber());</text:p>
      <text:p text:style-name="P1"><text:s text:c="4"/>}</text:p>
      <text:p text:style-name="P1"/>
      <text:p text:style-name="P1"><text:s text:c="4"/>@Override</text:p>
      <text:p text:style-name="P1"><text:s text:c="4"/>public boolean usesConstants() {</text:p>
      <text:p text:style-name="P1"><text:s text:c="8"/>return false;</text:p>
      <text:p text:style-name="P1"><text:soft-page-break/><text:s text:c="4"/>}</text:p>
      <text:p text:style-name="P1"/>
      <text:p text:style-name="P1"><text:s text:c="4"/>@Override</text:p>
      <text:p text:style-name="P1"><text:s text:c="4"/>public boolean hasOneSource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Integer action() {</text:p>
      <text:p text:style-name="P1"><text:s text:c="8"/>return source1 - source2;</text:p>
      <text:p text:style-name="P1"><text:s text:c="4"/>}</text:p>
      <text:p text:style-name="P1"/>
      <text:p text:style-name="P1"><text:s text:c="4"/>@Override</text:p>
      <text:p text:style-name="P1"><text:s text:c="4"/>public byte getOpcode() {</text:p>
      <text:p text:style-name="P1"><text:s text:c="8"/>return 8;</text:p>
      <text:p text:style-name="P1"><text:s text:c="4"/>}</text:p>
      <text:p text:style-name="P1"/>
      <text:p text:style-name="P1"><text:s text:c="4"/>@Override</text:p>
      <text:p text:style-name="P1"><text:s text:c="4"/>public boolean isWriteOperation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loadsMemory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isBounce() {</text:p>
      <text:p text:style-name="P1"><text:s text:c="8"/>return false;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hw2.Operands;</text:p>
      <text:p text:style-name="P1"/>
      <text:p text:style-name="P1">import hw2.RegisterLookup;</text:p>
      <text:p text:style-name="P1"/>
      <text:p text:style-name="P1">/**</text:p>
      <text:p text:style-name="P1"><text:s/>*</text:p>
      <text:p text:style-name="P1"><text:s/>* @author cahn</text:p>
      <text:p text:style-name="P1"><text:s/>*/</text:p>
      <text:p text:style-name="P1">public class AddRegisters extends Add {</text:p>
      <text:p text:style-name="P1"/>
      <text:p text:style-name="P1"><text:s text:c="4"/>public AddRegisters(String source1, String source2) {</text:p>
      <text:p text:style-name="P1"><text:soft-page-break/><text:s text:c="8"/>super(String.valueOf(new RegisterLookup(source1).getRegisterNumber()),</text:p>
      <text:p text:style-name="P1"><text:s text:c="16"/>String.valueOf(new RegisterLookup(source2).getRegisterNumber()));</text:p>
      <text:p text:style-name="P1"><text:s text:c="4"/>}</text:p>
      <text:p text:style-name="P1"/>
      <text:p text:style-name="P1"><text:s text:c="4"/>@Override</text:p>
      <text:p text:style-name="P1"><text:s text:c="4"/>public Integer action() {</text:p>
      <text:p text:style-name="P1"><text:s text:c="8"/>return source1 + source2;</text:p>
      <text:p text:style-name="P1"/>
      <text:p text:style-name="P1"><text:s text:c="4"/>}</text:p>
      <text:p text:style-name="P1"/>
      <text:p text:style-name="P1"><text:s text:c="4"/>@Override</text:p>
      <text:p text:style-name="P1"><text:s text:c="4"/>public boolean usesConstants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hasOneSource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yte getOpcode() {</text:p>
      <text:p text:style-name="P1"><text:s text:c="8"/>return 2;</text:p>
      <text:p text:style-name="P1"><text:s text:c="4"/>}</text:p>
      <text:p text:style-name="P1"/>
      <text:p text:style-name="P1"><text:s text:c="4"/>@Override</text:p>
      <text:p text:style-name="P1"><text:s text:c="4"/>public boolean isBounce() {</text:p>
      <text:p text:style-name="P1"><text:s text:c="8"/>return false;</text:p>
      <text:p text:style-name="P1"><text:s text:c="4"/>}</text:p>
      <text:p text:style-name="P1"/>
      <text:p text:style-name="P1">}</text:p>
      <text:p text:style-name="P1"/>
      <text:p text:style-name="P1">package hw2;</text:p>
      <text:p text:style-name="P1"/>
      <text:p text:style-name="P1">public class RegisterLookup {</text:p>
      <text:p text:style-name="P1"><text:s text:c="4"/>int registerNumber = 0;</text:p>
      <text:p text:style-name="P1"><text:s text:c="4"/>String registerNumberBinary;</text:p>
      <text:p text:style-name="P1"/>
      <text:p text:style-name="P1"><text:s text:c="4"/>public RegisterLookup(String register) {</text:p>
      <text:p text:style-name="P1"><text:s text:c="8"/>register = register.toLowerCase();</text:p>
      <text:p text:style-name="P1"><text:s text:c="8"/>for (int i = 0; i &lt; MainDisplay.REGISTER_NAMES.length; i++) {</text:p>
      <text:p text:style-name="P1"><text:s text:c="10"/>if(register.equals(MainDisplay.REGISTER_NAMES[i])){</text:p>
      <text:p text:style-name="P1"><text:s text:c="13"/>registerNumber = i;</text:p>
      <text:p text:style-name="P1"><text:s text:c="13"/>break;</text:p>
      <text:p text:style-name="P1"><text:s text:c="10"/>}</text:p>
      <text:p text:style-name="P1"><text:s text:c="7"/>}</text:p>
      <text:p text:style-name="P1"><text:s text:c="8"/>if(registerNumber == 0){</text:p>
      <text:p text:style-name="P1"><text:s text:c="12"/>System.out.println("register not found");</text:p>
      <text:p text:style-name="P1"><text:s text:c="8"/>}</text:p>
      <text:p text:style-name="P1"><text:soft-page-break/><text:s text:c="4"/>}</text:p>
      <text:p text:style-name="P1"/>
      <text:p text:style-name="P1"><text:s text:c="4"/>public int getRegisterNumber() {</text:p>
      <text:p text:style-name="P1"><text:s text:c="8"/>return registerNumber;</text:p>
      <text:p text:style-name="P1"><text:s text:c="4"/>}</text:p>
      <text:p text:style-name="P1"><text:s text:c="4"/>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hw2.Operands;</text:p>
      <text:p text:style-name="P1"/>
      <text:p text:style-name="P1">/**</text:p>
      <text:p text:style-name="P1"><text:s/>*</text:p>
      <text:p text:style-name="P1"><text:s/>* @author cahn</text:p>
      <text:p text:style-name="P1"><text:s/>*/</text:p>
      <text:p text:style-name="P1">public class Bounce extends Operand&lt;Integer&gt; {</text:p>
      <text:p text:style-name="P1"><text:s text:c="4"/></text:p>
      <text:p text:style-name="P1"><text:s text:c="4"/>public Bounce(String val){</text:p>
      <text:p text:style-name="P1"><text:s text:c="8"/>super.setSource1(Integer.parseInt(val));</text:p>
      <text:p text:style-name="P1"><text:s text:c="4"/>}</text:p>
      <text:p text:style-name="P1"/>
      <text:p text:style-name="P1"><text:s text:c="4"/>@Override</text:p>
      <text:p text:style-name="P1"><text:s text:c="4"/>public byte getOpcode() {</text:p>
      <text:p text:style-name="P1"><text:s text:c="8"/>return 13;</text:p>
      <text:p text:style-name="P1"><text:s text:c="4"/>}</text:p>
      <text:p text:style-name="P1"/>
      <text:p text:style-name="P1"><text:s text:c="4"/>@Override</text:p>
      <text:p text:style-name="P1"><text:s text:c="4"/>public boolean usesConstants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hasOneSource() {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boolean isWriteOperation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loadsMemory() {</text:p>
      <text:p text:style-name="P1"><text:s text:c="8"/>return false;</text:p>
      <text:p text:style-name="P1"><text:s text:c="4"/>}</text:p>
      <text:p text:style-name="P1"><text:soft-page-break/></text:p>
      <text:p text:style-name="P1"><text:s text:c="4"/>@Override</text:p>
      <text:p text:style-name="P1"><text:s text:c="4"/>public Integer action() {</text:p>
      <text:p text:style-name="P1"><text:s text:c="8"/>return source1;</text:p>
      <text:p text:style-name="P1"><text:s text:c="4"/>}</text:p>
      <text:p text:style-name="P1"/>
      <text:p text:style-name="P1"><text:s text:c="4"/>@Override</text:p>
      <text:p text:style-name="P1"><text:s text:c="4"/>public boolean isBounce() {</text:p>
      <text:p text:style-name="P1"><text:s text:c="8"/>return true;</text:p>
      <text:p text:style-name="P1"><text:s text:c="4"/>}</text:p>
      <text:p text:style-name="P1"><text:s text:c="4"/></text:p>
      <text:p text:style-name="P1"><text:s text:c="4"/>public int getBounceLocation(){</text:p>
      <text:p text:style-name="P1"><text:s text:c="8"/>return source1;</text:p>
      <text:p text:style-name="P1"><text:s text:c="4"/>}</text:p>
      <text:p text:style-name="P1"/>
      <text:p text:style-name="P1">}</text:p>
      <text:p text:style-name="P1"/>
      <text:p text:style-name="P1">package hw2.Operands;</text:p>
      <text:p text:style-name="P1"/>
      <text:p text:style-name="P1">/**</text:p>
      <text:p text:style-name="P1"><text:s/>*</text:p>
      <text:p text:style-name="P1"><text:s/>* @author cahn</text:p>
      <text:p text:style-name="P1"><text:s/>*/</text:p>
      <text:p text:style-name="P1">public abstract class Operand&lt;T&gt; {</text:p>
      <text:p text:style-name="P1"/>
      <text:p text:style-name="P1"><text:s text:c="4"/>private byte opcode;</text:p>
      <text:p text:style-name="P1"><text:s text:c="4"/>protected T source1;</text:p>
      <text:p text:style-name="P1"><text:s text:c="4"/>protected T source2;</text:p>
      <text:p text:style-name="P1"/>
      <text:p text:style-name="P1"><text:s text:c="4"/>public T getSource1() {</text:p>
      <text:p text:style-name="P1"><text:s text:c="8"/>return source1;</text:p>
      <text:p text:style-name="P1"><text:s text:c="4"/>}</text:p>
      <text:p text:style-name="P1"/>
      <text:p text:style-name="P1"><text:s text:c="4"/>public T getSource2() {</text:p>
      <text:p text:style-name="P1"><text:s text:c="8"/>return source2;</text:p>
      <text:p text:style-name="P1"><text:s text:c="4"/>}</text:p>
      <text:p text:style-name="P1"/>
      <text:p text:style-name="P1"><text:s text:c="4"/>public void setSource1(T source1) {</text:p>
      <text:p text:style-name="P1"><text:s text:c="8"/>this.source1 = source1;</text:p>
      <text:p text:style-name="P1"><text:s text:c="4"/>}</text:p>
      <text:p text:style-name="P1"/>
      <text:p text:style-name="P1"><text:s text:c="4"/>public void setSource2(T source2) {</text:p>
      <text:p text:style-name="P1"><text:s text:c="8"/>this.source2 = source2;</text:p>
      <text:p text:style-name="P1"><text:s text:c="4"/>}</text:p>
      <text:p text:style-name="P1"/>
      <text:p text:style-name="P1"><text:s text:c="4"/>public abstract T action();</text:p>
      <text:p text:style-name="P1"/>
      <text:p text:style-name="P1"><text:s text:c="4"/>public abstract byte getOpcode();</text:p>
      <text:p text:style-name="P1"/>
      <text:p text:style-name="P1"><text:soft-page-break/><text:s text:c="4"/>public abstract boolean usesConstants();</text:p>
      <text:p text:style-name="P1"/>
      <text:p text:style-name="P1"><text:s text:c="4"/>public abstract boolean hasOneSource();</text:p>
      <text:p text:style-name="P1"><text:s text:c="4"/></text:p>
      <text:p text:style-name="P1"><text:s text:c="4"/>public abstract boolean isWriteOperation();</text:p>
      <text:p text:style-name="P1"><text:s text:c="4"/></text:p>
      <text:p text:style-name="P1"><text:s text:c="4"/>public abstract boolean loadsMemory();</text:p>
      <text:p text:style-name="P1"/>
      <text:p text:style-name="P1"><text:s text:c="4"/>public abstract boolean isBounce();</text:p>
      <text:p text:style-name="P1"/>
      <text:p text:style-name="P1">}</text:p>
      <text:p text:style-name="P1"/>
      <text:p text:style-name="P1">package hw2.Operands;</text:p>
      <text:p text:style-name="P1"/>
      <text:p text:style-name="P1">public class Load extends Operand&lt;Integer&gt; {</text:p>
      <text:p text:style-name="P1"/>
      <text:p text:style-name="P1"><text:s text:c="4"/>Load(String source1) {</text:p>
      <text:p text:style-name="P1"><text:s text:c="8"/>super.setSource1(Integer.parseInt(source1));</text:p>
      <text:p text:style-name="P1"><text:s text:c="4"/>}</text:p>
      <text:p text:style-name="P1"/>
      <text:p text:style-name="P1"><text:s text:c="4"/>@Override</text:p>
      <text:p text:style-name="P1"><text:s text:c="4"/>public Integer action() {</text:p>
      <text:p text:style-name="P1"><text:s text:c="8"/>return super.source1;</text:p>
      <text:p text:style-name="P1"><text:s text:c="4"/>}</text:p>
      <text:p text:style-name="P1"/>
      <text:p text:style-name="P1"><text:s text:c="4"/>@Override</text:p>
      <text:p text:style-name="P1"><text:s text:c="4"/>public byte getOpcode() {</text:p>
      <text:p text:style-name="P1"><text:s text:c="8"/>return 3;</text:p>
      <text:p text:style-name="P1"><text:s text:c="4"/>}</text:p>
      <text:p text:style-name="P1"/>
      <text:p text:style-name="P1"><text:s text:c="4"/>@Override</text:p>
      <text:p text:style-name="P1"><text:s text:c="4"/>public boolean usesConstants() {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boolean hasOneSource() {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boolean isWriteOperation() {</text:p>
      <text:p text:style-name="P1"><text:s text:c="8"/>return false;</text:p>
      <text:p text:style-name="P1"><text:s text:c="4"/>}</text:p>
      <text:p text:style-name="P1"><text:s text:c="4"/></text:p>
      <text:p text:style-name="P1"><text:s text:c="4"/>@Override</text:p>
      <text:p text:style-name="P1"><text:s text:c="4"/>public boolean loadsMemory(){</text:p>
      <text:p text:style-name="P1"><text:s text:c="7"/>return false;</text:p>
      <text:p text:style-name="P1"><text:s text:c="4"/>}</text:p>
      <text:p text:style-name="P1"><text:soft-page-break/></text:p>
      <text:p text:style-name="P1"><text:s text:c="4"/>@Override</text:p>
      <text:p text:style-name="P1"><text:s text:c="4"/>public boolean isBounce() {</text:p>
      <text:p text:style-name="P1"><text:s text:c="8"/>return false;</text:p>
      <text:p text:style-name="P1"><text:s text:c="4"/>}</text:p>
      <text:p text:style-name="P1"/>
      <text:p text:style-name="P1">}</text:p>
      <text:p text:style-name="P1"/>
      <text:p text:style-name="P1">package hw2.Operands;</text:p>
      <text:p text:style-name="P1"/>
      <text:p text:style-name="P1">public class LoadByte extends Operand&lt;Integer&gt; {</text:p>
      <text:p text:style-name="P1"/>
      <text:p text:style-name="P1"><text:s text:c="4"/>public LoadByte(String source1) {</text:p>
      <text:p text:style-name="P1"><text:s text:c="8"/>super.setSource1(Integer.parseInt(source1,2));</text:p>
      <text:p text:style-name="P1"><text:s text:c="4"/>}</text:p>
      <text:p text:style-name="P1"/>
      <text:p text:style-name="P1"><text:s text:c="4"/>@Override</text:p>
      <text:p text:style-name="P1"><text:s text:c="4"/>public byte getOpcode() {</text:p>
      <text:p text:style-name="P1"><text:s text:c="8"/>return 7;</text:p>
      <text:p text:style-name="P1"><text:s text:c="4"/>}</text:p>
      <text:p text:style-name="P1"/>
      <text:p text:style-name="P1"><text:s text:c="4"/>@Override</text:p>
      <text:p text:style-name="P1"><text:s text:c="4"/>public Integer action() {</text:p>
      <text:p text:style-name="P1"><text:s text:c="8"/>return source1;</text:p>
      <text:p text:style-name="P1"><text:s text:c="4"/>}</text:p>
      <text:p text:style-name="P1"/>
      <text:p text:style-name="P1"><text:s text:c="4"/>@Override</text:p>
      <text:p text:style-name="P1"><text:s text:c="4"/>public boolean usesConstants() {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boolean hasOneSource() {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boolean isWriteOperation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loadsMemory() {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boolean isBounce() {</text:p>
      <text:p text:style-name="P1"><text:s text:c="8"/>return false;</text:p>
      <text:p text:style-name="P1"><text:soft-page-break/><text:s text:c="4"/>}</text:p>
      <text:p text:style-name="P1"/>
      <text:p text:style-name="P1">}</text:p>
      <text:p text:style-name="P1"/>
      <text:p text:style-name="P1">package hw2.Operands;</text:p>
      <text:p text:style-name="P1"/>
      <text:p text:style-name="P1">import hw2.RegisterLookup;</text:p>
      <text:p text:style-name="P1"/>
      <text:p text:style-name="P1">/**</text:p>
      <text:p text:style-name="P1"><text:s/>*</text:p>
      <text:p text:style-name="P1"><text:s/>* @author cahn</text:p>
      <text:p text:style-name="P1"><text:s/>*/</text:p>
      <text:p text:style-name="P1">public class Store extends Operand&lt;Byte&gt; {</text:p>
      <text:p text:style-name="P1"/>
      <text:p text:style-name="P1"><text:s text:c="4"/>protected int registerNumberToRead = 0;</text:p>
      <text:p text:style-name="P1"><text:s text:c="4"/>protected short offset = 0;</text:p>
      <text:p text:style-name="P1"><text:s text:c="4"/>protected int valueInRegister = 0;</text:p>
      <text:p text:style-name="P1"/>
      <text:p text:style-name="P1"><text:s text:c="4"/>public Store(String source1) {</text:p>
      <text:p text:style-name="P1"><text:s text:c="8"/>String parts[] = source1.split("[(]");</text:p>
      <text:p text:style-name="P1"><text:s text:c="8"/>for (int i = 0; i &lt; parts.length; i++) {</text:p>
      <text:p text:style-name="P1"><text:s text:c="12"/>parts[i] = parts[i].replace("(", "");</text:p>
      <text:p text:style-name="P1"><text:s text:c="12"/>parts[i] = parts[i].replace(")", "");</text:p>
      <text:p text:style-name="P1"><text:s text:c="8"/>}</text:p>
      <text:p text:style-name="P1"><text:s text:c="8"/>this.registerNumberToRead = new RegisterLookup(parts[1]).getRegisterNumber();</text:p>
      <text:p text:style-name="P1"><text:s text:c="8"/>this.offset = twosComplement(parts[0]);</text:p>
      <text:p text:style-name="P1"><text:s text:c="8"/></text:p>
      <text:p text:style-name="P1"><text:s text:c="4"/>}</text:p>
      <text:p text:style-name="P1"><text:s text:c="4"/></text:p>
      <text:p text:style-name="P1"><text:s text:c="4"/>private short twosComplement(String number){</text:p>
      <text:p text:style-name="P1"><text:s text:c="7"/>return (short) (Short.parseShort(number));</text:p>
      <text:p text:style-name="P1"><text:s text:c="4"/>}</text:p>
      <text:p text:style-name="P1"/>
      <text:p text:style-name="P1"><text:s text:c="4"/>public int getRegisterNumberToRead() {</text:p>
      <text:p text:style-name="P1"><text:s text:c="8"/>return registerNumberToRead;</text:p>
      <text:p text:style-name="P1"><text:s text:c="4"/>}</text:p>
      <text:p text:style-name="P1"/>
      <text:p text:style-name="P1"><text:s text:c="4"/>public short getOffset() {</text:p>
      <text:p text:style-name="P1"><text:s text:c="8"/>return offset;</text:p>
      <text:p text:style-name="P1"><text:s text:c="4"/>}</text:p>
      <text:p text:style-name="P1"/>
      <text:p text:style-name="P1"><text:s text:c="4"/>@Override</text:p>
      <text:p text:style-name="P1"><text:s text:c="4"/>public Byte action() {</text:p>
      <text:p text:style-name="P1"><text:s text:c="8"/>return source1;</text:p>
      <text:p text:style-name="P1"><text:s text:c="4"/>}</text:p>
      <text:p text:style-name="P1"/>
      <text:p text:style-name="P1"><text:s text:c="4"/>@Override</text:p>
      <text:p text:style-name="P1"><text:s text:c="4"/>public byte getOpcode() {</text:p>
      <text:p text:style-name="P1"><text:s text:c="8"/>return 6;</text:p>
      <text:p text:style-name="P1"><text:soft-page-break/><text:s text:c="4"/>}</text:p>
      <text:p text:style-name="P1"/>
      <text:p text:style-name="P1"><text:s text:c="4"/>@Override</text:p>
      <text:p text:style-name="P1"><text:s text:c="4"/>public boolean usesConstants() {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boolean hasOneSource() {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boolean isWriteOperation() {</text:p>
      <text:p text:style-name="P1"><text:s text:c="8"/>return true;</text:p>
      <text:p text:style-name="P1"><text:s text:c="4"/>}</text:p>
      <text:p text:style-name="P1"/>
      <text:p text:style-name="P1"><text:s text:c="3"/>@Override</text:p>
      <text:p text:style-name="P1"><text:s text:c="3"/>public boolean loadsMemory() {</text:p>
      <text:p text:style-name="P1"><text:s text:c="6"/>return false;</text:p>
      <text:p text:style-name="P1"><text:s text:c="3"/>}</text:p>
      <text:p text:style-name="P1"/>
      <text:p text:style-name="P1"><text:s text:c="4"/>@Override</text:p>
      <text:p text:style-name="P1"><text:s text:c="4"/>public boolean isBounce() {</text:p>
      <text:p text:style-name="P1"><text:s text:c="8"/>return false;</text:p>
      <text:p text:style-name="P1"><text:s text:c="4"/>}</text:p>
      <text:p text:style-name="P1">}</text:p>
      <text:p text:style-name="P1"/>
      <text:p text:style-name="P1">package hw2.Operands;</text:p>
      <text:p text:style-name="P1"/>
      <text:p text:style-name="P1">public class StoreRegister extends Store {</text:p>
      <text:p text:style-name="P1"/>
      <text:p text:style-name="P1"><text:s text:c="3"/>public StoreRegister(String source1) {</text:p>
      <text:p text:style-name="P1"><text:s text:c="6"/>super(source1);</text:p>
      <text:p text:style-name="P1"><text:s text:c="3"/>}</text:p>
      <text:p text:style-name="P1"/>
      <text:p text:style-name="P1"><text:s text:c="3"/>@Override</text:p>
      <text:p text:style-name="P1"><text:s text:c="3"/>public Byte action() {</text:p>
      <text:p text:style-name="P1"><text:s text:c="6"/>return source1;</text:p>
      <text:p text:style-name="P1"><text:s text:c="3"/>}</text:p>
      <text:p text:style-name="P1"/>
      <text:p text:style-name="P1"><text:s text:c="3"/>@Override</text:p>
      <text:p text:style-name="P1"><text:s text:c="3"/>public boolean usesConstants() {</text:p>
      <text:p text:style-name="P1"><text:s text:c="6"/>return false;</text:p>
      <text:p text:style-name="P1"><text:s text:c="3"/>}</text:p>
      <text:p text:style-name="P1"/>
      <text:p text:style-name="P1">}</text:p>
      <text:p text:style-name="P1"/>
      <text:p text:style-name="P1">package hw2.Operands;</text:p>
      <text:p text:style-name="P1"><text:soft-page-break/></text:p>
      <text:p text:style-name="P1">public enum INSTRUCTION_TYPE {</text:p>
      <text:p text:style-name="P1"><text:s text:c="4"/>R, I, J</text:p>
      <text:p text:style-name="P1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1:27:13.274506753</meta:creation-date>
    <dc:date>2019-11-06T21:40:56.894669203</dc:date>
    <meta:editing-duration>PT3M23S</meta:editing-duration>
    <meta:editing-cycles>1</meta:editing-cycles>
    <meta:document-statistic meta:table-count="0" meta:image-count="0" meta:object-count="0" meta:page-count="28" meta:paragraph-count="1113" meta:word-count="3018" meta:character-count="38817" meta:non-whitespace-character-count="26774"/>
    <meta:generator>LibreOffice/6.0.7.3$Linux_X86_64 LibreOffice_project/00m0$Build-3</meta:generator>
  </office:meta>
</office:document-meta>
</file>